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2.58cm"/>
    </style:style>
    <style:style style:name="gr4" style:family="graphic" style:parent-style-name="standard">
      <style:graphic-properties draw:stroke="none" draw:fill="none" fo:min-height="12.097cm"/>
    </style:style>
    <style:style style:name="gr5" style:family="graphic" style:parent-style-name="standard">
      <style:graphic-properties draw:stroke="none" draw:fill="none" fo:min-height="14.48cm"/>
    </style:style>
    <style:style style:name="gr6" style:family="graphic" style:parent-style-name="standard">
      <style:graphic-properties draw:stroke="none" draw:fill="none" fo:min-height="15.28cm"/>
    </style:style>
    <style:style style:name="gr7" style:family="graphic" style:parent-style-name="standard">
      <style:graphic-properties draw:stroke="none" draw:fill="none" fo:min-height="14.816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3.96cm"/>
    </style:style>
    <style:style style:name="gr10" style:family="graphic" style:parent-style-name="standard">
      <style:graphic-properties draw:stroke="none" draw:fill="none" fo:min-height="13.804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39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2" style:family="paragraph">
      <style:text-properties fo:font-size="36pt" style:font-size-asian="36pt" style:font-size-complex="36pt"/>
    </style:style>
    <style:style style:name="P23"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4" style:family="paragraph">
      <style:text-properties fo:font-size="34pt" style:font-size-asian="34pt" style:font-size-complex="34pt"/>
    </style:style>
    <style:style style:name="P25" style:family="paragraph">
      <style:text-properties fo:font-size="40pt" style:font-size-asian="40pt" style:font-size-complex="40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14pt" style:font-size-asian="14pt" style:font-size-complex="14pt"/>
    </style:style>
    <style:style style:name="T4" style:family="text">
      <style:text-properties fo:font-size="26pt" style:font-size-asian="26pt" style:font-size-complex="26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fo:font-size="24pt" style:font-size-asian="24pt" style:font-size-complex="24pt"/>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8" style:family="text">
      <style:text-properties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3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4"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5"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8" style:family="text">
      <style:text-properties style:text-underline-style="solid" style:text-underline-width="auto" style:text-underline-color="font-color"/>
    </style:style>
    <style:style style:name="T39"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3"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4"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5" style:family="text">
      <style:text-properties style:text-underline-style="none"/>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8" style:family="text">
      <style:text-properties fo:color="#2300dc" fo:font-size="26pt" style:font-size-asian="26pt" style:font-size-complex="26pt"/>
    </style:style>
    <style:style style:name="T49"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51"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4"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6"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8"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ize="40pt" fo:font-style="italic" style:font-size-asian="40pt" style:font-style-asian="italic" style:font-size-complex="40pt" style:font-style-complex="italic"/>
    </style:style>
    <style:style style:name="T61"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4" style:family="text">
      <style:text-properties fo:color="#000080" style:font-name="Menlo1" fo:font-size="14pt" fo:font-weight="bold" style:font-name-asian="Menlo1" style:font-size-asian="14pt" style:font-weight-asian="bold" style:font-name-complex="Menlo1" style:font-size-complex="14pt" style:font-weight-complex="bold"/>
    </style:style>
    <style:style style:name="T65"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68" style:family="text">
      <style:text-properties fo:font-weight="bold" style:font-weight-asian="bold" style:font-weight-complex="bold"/>
    </style:style>
    <style:style style:name="T69" style:family="text">
      <style:text-properties fo:font-size="36pt" style:font-size-asian="36pt" style:font-size-complex="36pt"/>
    </style:style>
    <style:style style:name="T70" style:family="text">
      <style:text-properties fo:font-size="36pt" fo:font-style="italic" style:font-size-asian="36pt" style:font-style-asian="italic" style:font-size-complex="36pt" style:font-style-complex="italic"/>
    </style:style>
    <style:style style:name="T71"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3" style:family="text">
      <style:text-properties fo:font-size="34pt" style:font-size-asian="34pt" style:font-size-complex="34pt"/>
    </style:style>
    <style:style style:name="T74" style:family="text">
      <style:text-properties fo:font-size="34pt" fo:font-style="italic" style:font-size-asian="34pt" style:font-style-asian="italic" style:font-size-complex="34pt" style:font-style-complex="italic"/>
    </style:style>
    <style:style style:name="T75"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9"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82"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5"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8" style:family="text">
      <style:text-properties fo:font-size="28pt" fo:font-style="italic" style:font-size-asian="28pt" style:font-style-asian="italic" style:font-size-complex="28pt" style:font-style-complex="italic"/>
    </style:style>
    <style:style style:name="T89"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90" style:family="text">
      <style:text-properties fo:font-size="14pt"/>
    </style:style>
    <style:style style:name="T91" style:family="text">
      <style:text-properties fo:font-size="24pt" fo:font-style="italic" style:font-size-asian="24pt" style:font-style-asian="italic" style:font-size-complex="24pt" style:font-style-complex="italic"/>
    </style:style>
    <style:style style:name="T9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399cm" svg:x="1.601cm" svg:y="10.44cm" presentation:class="subtitle" presentation:user-transformed="true">
          <draw:text-box>
            <text:p><text:span text:style-name="T2"/></text:p>
            <text:p>Author: Hermann Hueck</text:p>
            <text:p><text:span text:style-name="T3">Last Update: September 22nd, 2016</text:span></text:p>
            <text:p/>
            <text:p><text:span text:style-name="T4">Source code and Slides available at:</text:span></text:p>
            <text:p><text:span text:style-name="T4"/></text:p>
            <text:p><text:span text:style-name="T3"><text:a xlink:href="https://github.com/hermannhueck/reactive-mongo-access" xlink:type="simple">https://github.com/hermannhueck/reactive-mongo-access</text:a></text:span></text:p>
            <text:p><text:span text:style-name="T3"/></text:p>
            <text:p><text:span text:style-name="T3"><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Java Drivers for MongoDB and different (mostly asynchronous) strategies to access the database. The combination of Mongo drivers and programming strategies result in a great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de samples use the drivers in combination with the following access strategies:</text:span></text:p>
            <text:list text:style-name="L2">
              <text:list-item>
                <text:p text:style-name="P4"><text:span text:style-name="T8">Synchronous DB access</text:span></text:p>
              </text:list-item>
              <text:list-item>
                <text:p text:style-name="P4"><text:span text:style-name="T8">Async DB access with Future (from Java 5)</text:span></text:p>
              </text:list-item>
              <text:list-item>
                <text:p text:style-name="P4"><text:span text:style-name="T8">Async DB access with CompletableFuture (from Java 8)</text:span></text:p>
              </text:list-item>
              <text:list-item>
                <text:p text:style-name="P4"><text:span text:style-name="T8">Async DB access with Callbacks</text:span></text:p>
              </text:list-item>
              <text:list-item>
                <text:p text:style-name="P4"><text:span text:style-name="T8">Reactive DB access with Callbacks and CompletableFuture (from Java 8)</text:span></text:p>
              </text:list-item>
              <text:list-item>
                <text:p text:style-name="P4"><text:span text:style-name="T8">Reactive DB access with RxJava Observables</text:span></text:p>
              </text:list-item>
              <text:list-item>
                <text:p text:style-name="P4"><text:span text:style-name="T8">Reactive DB access with Reactive Streams Interface + RxJava Observables</text:span></text:p>
              </text:list-item>
              <text:list-item>
                <text:p text:style-name="P4"><text:span text:style-name="T8">Reactive DB access with 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mmutable.</text:p>
            <text:list text:style-name="L2">
              <text:list-item>
                <text:p text:style-name="P6">Immutable base types are thread-safe.</text:p>
              </text:list-item>
              <text:list-item>
                <text:p text:style-name="P6">Immutable object references make the references thread-safe, but not the objects themselves. Therefore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a/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the properties of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no longer need getters and setters.</text:p>
            <text:p text:style-name="P13"><text:span text:style-name="T17"/></text:p>
            <text:p text:style-name="P13"><text:span text:style-name="T18">Better solution: </text:span><text:span text:style-name="T18"><text:a xlink:href="https://immutables.github.io/" xlink:type="simple">https://immutables.github.io/</text:a></text:span></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b/3</text:p>
          </draw:text-box>
        </draw:frame>
        <draw:frame presentation:style-name="pr6" draw:text-style-name="P5" draw:layer="layout" svg:width="25.199cm" svg:height="14.986cm" svg:x="1.4cm" svg:y="5.014cm" presentation:class="outline" presentation:user-transformed="true">
          <draw:text-box>
            <text:p text:style-name="P6"><text:span text:style-name="T19"/></text:p>
            <text:p text:style-name="P6"><text:span text:style-name="T19">public class </text:span><text:span text:style-name="T20">User {</text:span><text:span text:style-name="T20"><text:line-break/></text:span><text:span text:style-name="T20"><text:line-break/></text:span><text:span text:style-name="T20"> <text:s text:c="3"/></text:span><text:span text:style-name="T19">public </text:span><text:span text:style-name="T21">final</text:span><text:span text:style-name="T19"> </text:span><text:span text:style-name="T20">String </text:span><text:span text:style-name="T22">name</text:span><text:span text:style-name="T20">;</text:span><text:span text:style-name="T20"><text:line-break/></text:span><text:span text:style-name="T20"> <text:s text:c="3"/></text:span><text:span text:style-name="T19">public </text:span><text:span text:style-name="T21">final</text:span><text:span text:style-name="T19"> </text:span><text:span text:style-name="T20">String </text:span><text:span text:style-name="T22">password</text:span><text:span text:style-name="T20">;</text:span><text:span text:style-name="T20"><text:line-break/></text:span><text:span text:style-name="T20"><text:line-break/></text:span><text:span text:style-name="T20"> <text:s text:c="3"/></text:span><text:span text:style-name="T19">public </text:span><text:span text:style-name="T20">User(</text:span><text:span text:style-name="T19">final </text:span><text:span text:style-name="T20">String name, </text:span><text:span text:style-name="T19">final </text:span><text:span text:style-name="T20">String password) {</text:span><text:span text:style-name="T20"><text:line-break/></text:span><text:span text:style-name="T20"> <text:s text:c="7"/></text:span><text:span text:style-name="T19">this</text:span><text:span text:style-name="T20">.</text:span><text:span text:style-name="T22">name </text:span><text:span text:style-name="T20">= name;</text:span><text:span text:style-name="T20"><text:line-break/></text:span><text:span text:style-name="T20"> <text:s text:c="7"/></text:span><text:span text:style-name="T19">this</text:span><text:span text:style-name="T20">.</text:span><text:span text:style-name="T22">password </text:span><text:span text:style-name="T20">= password;</text:span><text:span text:style-name="T20"><text:line-break/></text:span><text:span text:style-name="T20"> <text:s text:c="3"/>}</text:span><text:span text:style-name="T20"><text:line-break/></text:span><text:span text:style-name="T20">}</text:span></text:p>
            <text:p text:style-name="P14"><text:span text:style-name="T23">public class </text:span><text:span text:style-name="T24">Order {</text:span><text:span text:style-name="T24"><text:line-break/></text:span><text:span text:style-name="T25"><text:line-break/></text:span><text:span text:style-name="T25"> <text:s text:c="3"/></text:span><text:span text:style-name="T19">public </text:span><text:span text:style-name="T21">final</text:span><text:span text:style-name="T19"> int </text:span><text:span text:style-name="T22">id</text:span><text:span text:style-name="T25">;</text:span><text:span text:style-name="T25"><text:line-break/></text:span><text:span text:style-name="T25"> <text:s text:c="3"/></text:span><text:span text:style-name="T19">public </text:span><text:span text:style-name="T21">final</text:span><text:span text:style-name="T19"> </text:span><text:span text:style-name="T25">String </text:span><text:span text:style-name="T22">username</text:span><text:span text:style-name="T25">;</text:span><text:span text:style-name="T25"><text:line-break/></text:span><text:span text:style-name="T25"> <text:s text:c="3"/></text:span><text:span text:style-name="T19">public </text:span><text:span text:style-name="T21">final</text:span><text:span text:style-name="T19"> int </text:span><text:span text:style-name="T22">amount</text:span><text:span text:style-name="T25">;</text:span><text:span text:style-name="T25"><text:line-break/></text:span><text:span text:style-name="T25"><text:line-break/></text:span><text:span text:style-name="T25"> <text:s text:c="3"/></text:span><text:span text:style-name="T19">public </text:span><text:span text:style-name="T25">Order(</text:span><text:span text:style-name="T19">final int </text:span><text:span text:style-name="T25">id, </text:span><text:span text:style-name="T19">final </text:span><text:span text:style-name="T25">String username, </text:span><text:span text:style-name="T19">final int </text:span><text:span text:style-name="T25">amount) {</text:span><text:span text:style-name="T25"><text:line-break/></text:span><text:span text:style-name="T25"> <text:s text:c="7"/></text:span><text:span text:style-name="T19">this</text:span><text:span text:style-name="T25">.</text:span><text:span text:style-name="T22">id </text:span><text:span text:style-name="T25">= id;</text:span><text:span text:style-name="T25"><text:line-break/></text:span><text:span text:style-name="T25"> <text:s text:c="7"/></text:span><text:span text:style-name="T19">this</text:span><text:span text:style-name="T25">.</text:span><text:span text:style-name="T22">username </text:span><text:span text:style-name="T25">= username;</text:span><text:span text:style-name="T25"><text:line-break/></text:span><text:span text:style-name="T25"> <text:s text:c="7"/></text:span><text:span text:style-name="T19">this</text:span><text:span text:style-name="T25">.</text:span><text:span text:style-name="T22">amount </text:span><text:span text:style-name="T26">= amount;</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a/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7">java.util.Optional</text:span><text:span text:style-name="T14"> instead of </text:span><text:span text:style-name="T12">null</text:span><text:span text:style-name="T14">.</text:span></text:p>
            <text:p text:style-name="P12"><text:span text:style-name="T15"/></text:p>
            <text:p text:style-name="P13"><text:span text:style-name="T28">An </text:span><text:span text:style-name="T29">Optional</text:span> is just a container which contains either nothing or a something of a certain type.</text:p>
            <text:p text:style-name="P13"><text:span text:style-name="T29">Optional</text:span> can shield you from many NPEs.</text:p>
            <text:p text:style-name="P13"><text:span text:style-name="T18">For more on avoiding null, see:</text:span><text:span text:style-name="T18"><text:line-break/></text:span><text:span text:style-name="T18"><text:a xlink:href="https://github.com/google/guava/wiki/UsingAndAvoidingNullExplained" xlink:type="simple">https://github.com/google/guava/wiki/UsingAndAvoidingNullExplained</text:a></text:span></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b/3</text:p>
          </draw:text-box>
        </draw:frame>
        <draw:frame presentation:style-name="pr6" draw:text-style-name="P5" draw:layer="layout" svg:width="25.199cm" svg:height="14.986cm" svg:x="1.4cm" svg:y="5.014cm" presentation:class="outline" presentation:user-transformed="true">
          <draw:text-box>
            <text:p text:style-name="P6"><text:span text:style-name="T19"/></text:p>
            <text:p text:style-name="P14"><text:span text:style-name="T30">Optional&lt;User&gt; findUserByName(</text:span><text:span text:style-name="T23">final </text:span><text:span text:style-name="T24">String name) {</text:span><text:span text:style-name="T24"><text:line-break/></text:span><text:span text:style-name="T24"> <text:s text:c="3"/></text:span><text:span text:style-name="T23">final </text:span><text:span text:style-name="T24">Document doc = </text:span><text:span text:style-name="T31">usersCollection</text:span><text:span text:style-name="T31"><text:line-break/></text:span><text:span text:style-name="T31"> <text:s text:c="11"/></text:span><text:span text:style-name="T24">.find(</text:span><text:span text:style-name="T32">eq</text:span><text:span text:style-name="T24">(</text:span><text:span text:style-name="T33">"_id"</text:span><text:span text:style-name="T24">, name)).first();</text:span><text:span text:style-name="T24"><text:line-break/></text:span><text:span text:style-name="T24"> <text:s text:c="3"/></text:span><text:span text:style-name="T34">// either: return doc == null ?</text:span><text:span text:style-name="T34"><text:line-break/></text:span><text:span text:style-name="T34"> <text:s text:c="3"/>// <text:s text:c="13"/>Optional.empty() : Optional.of(new User(doc)); ... or better</text:span><text:span text:style-name="T34"><text:line-break/></text:span><text:span text:style-name="T34"> <text:s text:c="3"/></text:span><text:span text:style-name="T23">return </text:span><text:span text:style-name="T24">Optional.</text:span><text:span text:style-name="T32">ofNullable</text:span><text:span text:style-name="T25">(doc).map(User::</text:span><text:span text:style-name="T19">new</text:span><text:span text:style-name="T26">);</text:span><text:span text:style-name="T26"><text:line-break/></text:span><text:span text:style-name="T26">}</text:span><text:span text:style-name="T26"><text:line-break/></text:span><text:span text:style-name="T26"/></text:p>
            <text:p text:style-name="P15"><text:span text:style-name="T26">. . .</text:span><text:span text:style-name="T26"><text:line-break/></text:span><text:span text:style-name="T26"/></text:p>
            <text:p text:style-name="P15"><text:span text:style-name="T19">if </text:span><text:span text:style-name="T26">(!optUser.isPresent()) { <text:s text:c="4"/></text:span><text:span text:style-name="T35">// replaces: <text:s text:c="3"/>if (user != null) {</text:span><text:span text:style-name="T24"><text:line-break/></text:span><text:span text:style-name="T26"> <text:s text:c="3"/></text:span><text:span text:style-name="T35">// user found</text:span><text:span text:style-name="T24"><text:line-break/></text:span><text:span text:style-name="T24"><text:tab/></text:span><text:span text:style-name="T26">User user = optUser.get();</text:span><text:span text:style-name="T24"><text:line-break/></text:span><text:span text:style-name="T24"><text:tab/></text:span><text:span text:style-name="T26">. . .</text:span><text:span text:style-name="T24"><text:line-break/></text:span><text:span text:style-name="T24">} else</text:span><text:span text:style-name="T26"> {</text:span><text:span text:style-name="T24"><text:line-break/></text:span><text:span text:style-name="T26"> <text:s text:c="3"/></text:span><text:span text:style-name="T35">// user not found</text:span><text:span text:style-name="T24"><text:line-break/></text:span><text:span text:style-name="T24"><text:tab/></text:span><text:span text:style-name="T26">. . .</text:span><text:span text:style-name="T24"><text:line-break/></text:span><text:span text:style-name="T26">}</text:span><text:span text:style-name="T24"><text:line-break/></text:span><text:span text:style-name="T24"/></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6">out</text:span><text:span text:style-name="T37">.println(simpson));</text:span><text:span text:style-name="T37"><text:line-break/></text:span><text:span text:style-name="T37"/></text:p>
            <text:list text:style-name="L2">
              <text:list-item>
                <text:p text:style-name="P6"><text:span text:style-name="T38">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6">out</text:span><text:span text:style-name="T37">.println(simpson));</text:span><text:span text:style-name="T37"><text:line-break/></text:span><text:span text:style-name="T37">};</text:span><text:span text:style-name="T37"><text:line-break/></text:span><text:span text:style-name="T37"><text:line-break/></text:span><text:span text:style-name="T39">new </text:span><text:span text:style-name="T40">Thread(r).start();</text:span><text:span text:style-name="T40"><text:line-break/></text:span><text:span text:style-name="T40"/></text:p>
            <text:list text:style-name="L2">
              <text:list-item>
                <text:p text:style-name="P6"><text:span text:style-name="T38">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41">if </text:span><text:span text:style-name="T42">(t != </text:span><text:span text:style-name="T41">null</text:span><text:span text:style-name="T42">) {</text:span><text:span text:style-name="T42"><text:line-break/></text:span><text:span text:style-name="T42"> <text:s text:c="7"/>t.printStackTrace();</text:span><text:span text:style-name="T42"><text:line-break/></text:span><text:span text:style-name="T42"> <text:s text:c="3"/>} </text:span><text:span text:style-name="T41">else </text:span><text:span text:style-name="T42">{</text:span><text:span text:style-name="T42"><text:line-break/></text:span><text:span text:style-name="T42"> <text:s text:c="7"/>simpsons.forEach(simpson -&gt; System.</text:span><text:span text:style-name="T36">out</text:span><text:span text:style-name="T40">.println(simpson));</text:span><text:span text:style-name="T40"><text:line-break/></text:span><text:span text:style-name="T40"> <text:s text:c="3"/>}</text:span><text:span text:style-name="T40"><text:line-break/></text:span><text:span text:style-name="T40">};</text:span><text:span text:style-name="T40"><text:line-break/></text:span><text:span text:style-name="T40"><text:line-break/></text:span><text:span text:style-name="T40">nonblockingIOWithCallbacks_GetDataFromDB(callback);</text:span></text:p>
            <text:list text:style-name="L2">
              <text:list-item>
                <text:p text:style-name="P13"><text:span text:style-name="T38">Callbacks</text:span>: They do not block on I/O, but they can bring you to “Callback Hell“.<text:span text:style-name="T40"><text:line-break/></text:span><text:span text:style-name="T40"/></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2"><text:line-break/></text:span><text:span text:style-name="T42"><text:tab/></text:span><text:span text:style-name="T42">.filter(. . .)</text:span><text:span text:style-name="T42"><text:line-break/></text:span><text:span text:style-name="T42"><text:tab/></text:span><text:span text:style-name="T42">.map(. . .)</text:span><text:span text:style-name="T42"><text:line-break/></text:span><text:span text:style-name="T42"><text:tab/></text:span><text:span text:style-name="T42">.flatMap(. . .)</text:span><text:span text:style-name="T42"><text:line-break/></text:span><text:span text:style-name="T42"><text:tab/></text:span><text:span text:style-name="T42">.subscribe(</text:span><text:span text:style-name="T41">new </text:span><text:span text:style-name="T42">Observer&lt;String&gt;() {</text:span><text:span text:style-name="T42"><text:line-break/></text:span><text:span text:style-name="T42"><text:tab/></text:span><text:span text:style-name="T43"> <text:s text:c="3"/></text:span><text:span text:style-name="T41">public void </text:span><text:span text:style-name="T42">onNext(String simpson) {</text:span><text:span text:style-name="T42"><text:line-break/></text:span><text:span text:style-name="T42"> <text:s text:c="3"/></text:span><text:span text:style-name="T42"><text:tab/></text:span><text:span text:style-name="T42"> <text:s text:c="3"/>System.</text:span><text:span text:style-name="T36">out</text:span><text:span text:style-name="T40">.println(simpson);</text:span><text:span text:style-name="T40"><text:line-break/></text:span><text:span text:style-name="T40"> <text:s text:c="3"/></text:span><text:span text:style-name="T40"><text:tab/></text:span><text:span text:style-name="T40">}</text:span><text:span text:style-name="T40"><text:line-break/></text:span><text:span text:style-name="T42"><text:tab/></text:span><text:span text:style-name="T43"> <text:s text:c="3"/></text:span><text:span text:style-name="T41">public void </text:span><text:span text:style-name="T42">onCompleted() {</text:span><text:span text:style-name="T42"><text:line-break/></text:span><text:span text:style-name="T42"> <text:s text:c="3"/></text:span><text:span text:style-name="T42"><text:tab/></text:span><text:span text:style-name="T42"> <text:s text:c="3"/>System.</text:span><text:span text:style-name="T36">out</text:span><text:span text:style-name="T42">.println(</text:span><text:span text:style-name="T44">"----- DONE –----"</text:span><text:span text:style-name="T42">);</text:span><text:span text:style-name="T42"><text:line-break/></text:span><text:span text:style-name="T42"> <text:s text:c="3"/></text:span><text:span text:style-name="T42"><text:tab/></text:span><text:span text:style-name="T42">}</text:span><text:span text:style-name="T42"><text:line-break/></text:span><text:span text:style-name="T42"><text:tab/></text:span><text:span text:style-name="T43"> <text:s text:c="3"/></text:span><text:span text:style-name="T41">public void </text:span><text:span text:style-name="T42">onError(Throwable t) {</text:span><text:span text:style-name="T42"><text:line-break/></text:span><text:span text:style-name="T42"> <text:s text:c="3"/></text:span><text:span text:style-name="T42"><text:tab/></text:span><text:span text:style-name="T42"> <text:s text:c="3"/>t.printStackTrace();</text:span><text:span text:style-name="T42"><text:line-break/></text:span><text:span text:style-name="T42"> <text:s text:c="3"/></text:span><text:span text:style-name="T42"><text:tab/></text:span><text:span text:style-name="T42">}</text:span><text:span text:style-name="T42"><text:line-break/></text:span><text:span text:style-name="T40">});</text:span></text:p>
            <text:list text:style-name="L2">
              <text:list-item>
                <text:p text:style-name="P16"><text:span text:style-name="T38">Streams</text:span><text:span text:style-name="T45">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systems are …</text:p>
            <text:list text:style-name="L2">
              <text:list-item>
                <text:p>Responsive</text:p>
              </text:list-item>
              <text:list-item>
                <text:p>Resilient</text:p>
              </text:list-item>
              <text:list-item>
                <text:p>Elastic</text:p>
              </text:list-item>
              <text:list-item>
                <text:p>Message Driven</text:p>
              </text:list-item>
            </text:list>
            <text:p>See: <text:a xlink:href="http://www.reactivemanifesto.org/" xlink:type="simple">http://www.reactivemanifesto.org/</text:a></text:p>
            <text:p>In the context of our application: </text:p>
            <text:p text:style-name="P11"><text:span text:style-name="T46">reactive = asynchronous + non-blocking</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2">&gt; use shop</text:span></text:p>
            <text:p text:style-name="P17"><text:span text:style-name="T42">switched to db shop</text:span></text:p>
            <text:p text:style-name="P17"><text:span text:style-name="T42">&gt; db.users.find()</text:span></text:p>
            <text:p text:style-name="P17"><text:span text:style-name="T42">{ "_id" : "homer", "password" : "password" }</text:span></text:p>
            <text:p text:style-name="P17"><text:span text:style-name="T42">{ "_id" : "marge", "password" : "password" }</text:span></text:p>
            <text:p text:style-name="P17"><text:span text:style-name="T42">{ "_id" : "bart", "password" : "password" }</text:span></text:p>
            <text:p text:style-name="P17"><text:span text:style-name="T42">{ "_id" : "lisa", "password" : "password" }</text:span></text:p>
            <text:p text:style-name="P17"><text:span text:style-name="T42">{ "_id" : "maggie", "password" : "password" }</text:span></text:p>
            <text:p text:style-name="P17"><text:span text:style-name="T42">&gt; db.orders.find()</text:span></text:p>
            <text:p text:style-name="P17"><text:span text:style-name="T42">{ "_id" : 1, "username" : "marge", "amount" : 71125 }</text:span></text:p>
            <text:p text:style-name="P17"><text:span text:style-name="T42">{ "_id" : 2, "username" : "marge", "amount" : 11528 }</text:span></text:p>
            <text:p text:style-name="P17"><text:span text:style-name="T42">{ "_id" : 13, "username" : "lisa", "amount" : 24440 }</text:span></text:p>
            <text:p text:style-name="P17"><text:span text:style-name="T42">{ "_id" : 14, "username" : "lisa", "amount" : 13532 }</text:span></text:p>
            <text:p text:style-name="P17"><text:span text:style-name="T42">{ "_id" : 19, "username" : "maggie", "amount" : 65818 }</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3">private </text:span><text:span text:style-name="T24">String logIn(</text:span><text:span text:style-name="T23">final </text:span><text:span text:style-name="T24">Credentials credentials) {</text:span><text:span text:style-name="T24"><text:line-break/></text:span><text:span text:style-name="T24"> <text:s text:c="3"/></text:span><text:span text:style-name="T23">final </text:span><text:span text:style-name="T24">Optional&lt;User&gt; optUser = </text:span><text:span text:style-name="T31">dao</text:span><text:span text:style-name="T24">.findUserByName(credentials.</text:span><text:span text:style-name="T31">username</text:span><text:span text:style-name="T24">);</text:span><text:span text:style-name="T24"><text:line-break/></text:span><text:span text:style-name="T24"> <text:s text:c="3"/></text:span><text:span text:style-name="T23">final </text:span><text:span text:style-name="T24">User user = </text:span><text:span text:style-name="T32">checkUserLoggedIn</text:span><text:span text:style-name="T24">(optUser, credentials);</text:span><text:span text:style-name="T24"><text:line-break/></text:span><text:span text:style-name="T24"> <text:s text:c="3"/></text:span><text:span text:style-name="T23">return </text:span><text:span text:style-name="T24">user.</text:span><text:span text:style-name="T31">name</text:span><text:span text:style-name="T24">;</text:span><text:span text:style-name="T24"><text:line-break/></text:span><text:span text:style-name="T24">}</text:span><text:span text:style-name="T24"><text:line-break/></text:span><text:span text:style-name="T24"><text:line-break/></text:span><text:span text:style-name="T23">private </text:span><text:span text:style-name="T24">Result processOrdersOf(</text:span><text:span text:style-name="T23">final </text:span><text:span text:style-name="T24">String username) {</text:span><text:span text:style-name="T24"><text:line-break/></text:span><text:span text:style-name="T24"> <text:s text:c="3"/></text:span><text:span text:style-name="T23">final </text:span><text:span text:style-name="T24">List&lt;Order&gt; orders = </text:span><text:span text:style-name="T31">dao</text:span><text:span text:style-name="T24">.findOrdersByUsername(username);</text:span><text:span text:style-name="T24"><text:line-break/></text:span><text:span text:style-name="T24"> <text:s text:c="3"/></text:span><text:span text:style-name="T23">return new </text:span><text:span text:style-name="T24">Result(username, orders);</text:span><text:span text:style-name="T24"><text:line-break/></text:span><text:span text:style-name="T24">}</text:span><text:span text:style-name="T24"><text:line-break/></text:span><text:span text:style-name="T24"><text:line-break/></text:span><text:span text:style-name="T23">private void </text:span><text:span text:style-name="T24">eCommerceStatistics(</text:span><text:span text:style-name="T23">final </text:span><text:span text:style-name="T24">Credentials credentials) {</text:span><text:span text:style-name="T24"><text:line-break/></text:span><text:span text:style-name="T24"><text:line-break/></text:span><text:span text:style-name="T24"> <text:s text:c="3"/></text:span><text:span text:style-name="T23">try </text:span><text:span text:style-name="T24">{</text:span><text:span text:style-name="T24"><text:line-break/></text:span><text:span text:style-name="T24"> <text:s text:c="7"/></text:span><text:span text:style-name="T23">final </text:span><text:span text:style-name="T24">String username = logIn(credentials);</text:span><text:span text:style-name="T24"><text:line-break/></text:span><text:span text:style-name="T24"> <text:s text:c="7"/></text:span><text:span text:style-name="T23">final </text:span><text:span text:style-name="T24">Result result = processOrdersOf(username);</text:span><text:span text:style-name="T24"><text:line-break/></text:span><text:span text:style-name="T24"> <text:s text:c="7"/>result.display();</text:span><text:span text:style-name="T24"><text:line-break/></text:span><text:span text:style-name="T24"> <text:s text:c="3"/>} </text:span><text:span text:style-name="T23">catch </text:span><text:span text:style-name="T24">(Exception e) {</text:span><text:span text:style-name="T24"><text:line-break/></text:span><text:span text:style-name="T24"> <text:s text:c="7"/>System.</text:span><text:span text:style-name="T47">err</text:span><text:span text:style-name="T26">.println(e.toString());</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8">https://mongodb.github.io/mongo-java-driver/3.3/</text:span></text:p>
            <text:list text:continue-numbering="true" text:style-name="L2">
              <text:list-item>
                <text:p>SBT:</text:p>
              </text:list-item>
            </text:list>
            <text:p text:style-name="P13"><text:span text:style-name="T49">libraryDependencies </text:span><text:span text:style-name="T50">+= </text:span><text:span text:style-name="T51">"org.mongodb" </text:span><text:span text:style-name="T40">% </text:span><text:span text:style-name="T51">"mongodb-driver" </text:span><text:span text:style-name="T40">% </text:span><text:span text:style-name="T51">"3.3.0"</text:span><text:span text:style-name="T40"><text:line-break/></text:span><text:span text:style-name="T40">// or</text:span><text:span text:style-name="T40"><text:line-break/></text:span><text:span text:style-name="T49">libraryDependencies </text:span><text:span text:style-name="T40">+= </text:span><text:span text:style-name="T51">"org.mongodb" </text:span><text:span text:style-name="T40">% </text:span><text:span text:style-name="T51">"mongo-java-driver" </text:span><text:span text:style-name="T40">% </text:span><text:span text:style-name="T51">"3.3.0"</text:span></text:p>
            <text:p text:style-name="P13">Imports:</text:p>
            <text:p text:style-name="P14"><text:span text:style-name="T39">import </text:span><text:span text:style-name="T37">com.mongodb.MongoClient;</text:span><text:span text:style-name="T37"><text:line-break/></text:span><text:span text:style-name="T39">import </text:span><text:span text:style-name="T37">com.mongodb.client.MongoCollection;</text:span><text:span text:style-name="T37"><text:line-break/></text:span><text:span text:style-name="T39">import </text:span><text:span text:style-name="T40">com.mongodb.client.MongoDatabase;</text:span><text:span text:style-name="T40"><text:line-break/></text:span><text:span text:style-name="T40"/></text:p>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5.853cm" svg:x="1.542cm" svg:y="5.147cm" presentation:class="outline" presentation:user-transformed="true">
          <draw:text-box>
            <text:p/>
            <text:p><text:span text:style-name="T28"/></text:p>
          </draw:text-box>
        </draw:frame>
        <draw:frame draw:style-name="gr2" draw:text-style-name="P21" draw:layer="layout" svg:width="23.374cm" svg:height="15.803cm" svg:x="2.373cm" svg:y="5.37cm">
          <draw:text-box>
            <text:p text:style-name="P18"><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span text:style-name="T53"><text:line-break/></text:span><text:span text:style-name="T53"> <text:s text:c="7"/></text:span><text:span text:style-name="T52">final </text:span><text:span text:style-name="T53">Document doc = </text:span><text:span text:style-name="T54">usersCollection</text:span><text:span text:style-name="T54"><text:line-break/></text:span><text:span text:style-name="T54"> <text:s text:c="15"/></text:span><text:span text:style-name="T53">.find(</text:span><text:span text:style-name="T55">eq</text:span><text:span text:style-name="T53">(</text:span><text:span text:style-name="T56">"_id"</text:span><text:span text:style-name="T53">, name))</text:span><text:span text:style-name="T53"><text:line-break/></text:span><text:span text:style-name="T53"> <text:s text:c="15"/>.first();</text:span><text:span text:style-name="T53"><text:line-break/></text:span><text:span text:style-name="T53"> <text:s text:c="7"/></text:span><text:span text:style-name="T52">return </text:span><text:span text:style-name="T53">Optional.</text:span><text:span text:style-name="T55">ofNullable</text:span><text:span text:style-name="T53">(doc).map(User::</text:span><text:span text:style-name="T52">new</text:span><text:span text:style-name="T53">);</text:span><text:span text:style-name="T53"><text:line-break/></text:span><text:span text:style-name="T53"> <text:s text:c="3"/>}</text:span><text:span text:style-name="T53"><text:line-break/></text:span><text:span text:style-name="T53"><text:line-break/></text:span><text:span text:style-name="T53"> <text:s text:c="3"/></text:span><text:span text:style-name="T52">private </text:span><text:span text:style-name="T53">List&lt;Order&gt; _findOrdersByUsername(</text:span><text:span text:style-name="T52">final </text:span><text:span text:style-name="T53">String username) {</text:span><text:span text:style-name="T53"><text:line-break/></text:span><text:span text:style-name="T53"> <text:s text:c="7"/></text:span><text:span text:style-name="T52">final </text:span><text:span text:style-name="T53">List&lt;Document&gt; docs = </text:span><text:span text:style-name="T54">ordersCollection</text:span><text:span text:style-name="T54"><text:line-break/></text:span><text:span text:style-name="T54"> <text:s text:c="15"/></text:span><text:span text:style-name="T53">.find(</text:span><text:span text:style-name="T55">eq</text:span><text:span text:style-name="T53">(</text:span><text:span text:style-name="T56">"username"</text:span><text:span text:style-name="T53">, username))</text:span><text:span text:style-name="T53"><text:line-break/></text:span><text:span text:style-name="T53"> <text:s text:c="15"/>.into(</text:span><text:span text:style-name="T52">new </text:span><text:span text:style-name="T53">ArrayList&lt;&gt;());</text:span><text:span text:style-name="T53"><text:line-break/></text:span><text:span text:style-name="T53"> <text:s text:c="7"/></text:span><text:span text:style-name="T52">return </text:span><text:span text:style-name="T53">docs.stream()</text:span><text:span text:style-name="T53"><text:line-break/></text:span><text:span text:style-name="T53"> <text:s text:c="15"/>.map(doc -&gt; </text:span><text:span text:style-name="T52">new </text:span><text:span text:style-name="T53">Order(doc))</text:span><text:span text:style-name="T53"><text:line-break/></text:span><text:span text:style-name="T53"> <text:s text:c="15"/>.collect(</text:span><text:span text:style-name="T55">toList</text:span><text:span text:style-name="T53">());</text:span><text:span text:style-name="T53"><text:line-break/></text:span><text:span text:style-name="T53"> <text:s text:c="3"/>}</text:span><text:span text:style-name="T53"><text:line-break/></text:span><text:span text:style-name="T53"><text:line-break/></text:span><text:span text:style-name="T53"> <text:s text:c="3"/>Optional&lt;User&gt; findUserByName(</text:span><text:span text:style-name="T52">final </text:span><text:span text:style-name="T53">String name) {</text:span><text:span text:style-name="T53"><text:line-break/></text:span><text:span text:style-name="T53"> <text:s text:c="7"/></text:span><text:span text:style-name="T52">return </text:span><text:span text:style-name="T53">_findUserByName(name);</text:span><text:span text:style-name="T53"><text:line-break/></text:span><text:span text:style-name="T53"> <text:s text:c="3"/>}</text:span><text:span text:style-name="T53"><text:line-break/></text:span><text:span text:style-name="T53"><text:line-break/></text:span><text:span text:style-name="T53"> <text:s text:c="3"/>List&lt;Order&gt; findOrdersByUsername(</text:span><text:span text:style-name="T52">final </text:span><text:span text:style-name="T53">String username) {</text:span><text:span text:style-name="T53"><text:line-break/></text:span><text:span text:style-name="T53"> <text:s text:c="7"/></text:span><text:span text:style-name="T52">return </text:span><text:span text:style-name="T57">_findOrdersByUsername(username);</text:span><text:span text:style-name="T57"><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60">Future</text:span><text:span text:style-name="T2"> (Java 5)</text:span></text:p>
          </draw:text-box>
        </draw:frame>
        <draw:frame presentation:style-name="pr6" draw:layer="layout" svg:width="25.199cm" svg:height="15.853cm" svg:x="1.542cm" svg:y="5.147cm" presentation:class="outline" presentation:user-transformed="true">
          <draw:text-box>
            <text:p/>
            <text:p><text:span text:style-name="T28"/></text:p>
          </draw:text-box>
        </draw:frame>
        <draw:frame draw:style-name="gr3" draw:text-style-name="P21" draw:layer="layout" svg:width="23.374cm" svg:height="12.83cm" svg:x="2.373cm" svg:y="5.37cm">
          <draw:text-box>
            <text:p text:style-name="P18"><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p>
            <text:p><text:span text:style-name="T61"><text:s text:c="8"/></text:span><text:span text:style-name="T61">// blocking access to usersCollection as before</text:span><text:span text:style-name="T61"><text:line-break/></text:span><text:span text:style-name="T53"> <text:s text:c="3"/>}</text:span><text:span text:style-name="T53"><text:line-break/></text:span><text:span text:style-name="T53"><text:line-break/></text:span><text:span text:style-name="T53"> <text:s text:c="3"/></text:span><text:span text:style-name="T52">private </text:span><text:span text:style-name="T53">List&lt;Order&gt; _findOrdersByUsername(</text:span><text:span text:style-name="T52">final </text:span><text:span text:style-name="T53">String username) {</text:span><text:span text:style-name="T53"><text:line-break/></text:span><text:span text:style-name="T61"> <text:s text:c="7"/>// blocking access to ordersCollection as before</text:span><text:span text:style-name="T61"><text:line-break/></text:span><text:span text:style-name="T53"> <text:s text:c="3"/>}</text:span><text:span text:style-name="T53"><text:line-break/></text:span><text:span text:style-name="T53"><text:line-break/></text:span><text:span text:style-name="T53"> <text:s text:c="3"/></text:span><text:span text:style-name="T62">Future</text:span><text:span text:style-name="T53">&lt;Optional&lt;User&gt;&gt; findUserByName(</text:span><text:span text:style-name="T52">final </text:span><text:span text:style-name="T53">String name) {</text:span><text:span text:style-name="T53"><text:line-break/></text:span><text:span text:style-name="T53"> <text:s text:c="7"/></text:span><text:span text:style-name="T63">Callable&lt;Optional&lt;User&gt;&gt; callable = () -&gt; _findUserByName(name);</text:span><text:span text:style-name="T63"><text:line-break/></text:span><text:span text:style-name="T53"> <text:s text:c="7"/></text:span><text:span text:style-name="T64">return</text:span><text:span text:style-name="T52"> </text:span><text:span text:style-name="T65">executor</text:span><text:span text:style-name="T66">.submit(callable);</text:span><text:span text:style-name="T53"><text:line-break/></text:span><text:span text:style-name="T53"> <text:s text:c="3"/>}</text:span><text:span text:style-name="T53"><text:line-break/></text:span><text:span text:style-name="T53"><text:line-break/></text:span><text:span text:style-name="T53"> <text:s text:c="3"/></text:span><text:span text:style-name="T62">Future</text:span><text:span text:style-name="T53">&lt;List&lt;Order&gt;&gt; findOrdersByUsername(</text:span><text:span text:style-name="T52">final </text:span><text:span text:style-name="T53">String username) {</text:span><text:span text:style-name="T53"><text:line-break/></text:span><text:span text:style-name="T53"> <text:s text:c="7"/></text:span><text:span text:style-name="T67">Callable&lt;List&lt;Order&gt;&gt; callable = () -&gt; _findOrdersByUsername(username);</text:span><text:span text:style-name="T67"><text:line-break/></text:span><text:span text:style-name="T57"> <text:s text:c="7"/></text:span><text:span text:style-name="T64">return</text:span><text:span text:style-name="T52"> </text:span><text:span text:style-name="T65">executor</text:span><text:span text:style-name="T66">.submit(callable);</text:span><text:span text:style-name="T57"><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60">Future</text:span><text:span text:style-name="T2"> (Java 5)</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Future</text:span> you must use the <text:span text:style-name="T29">Future</text:span>‘s <text:span text:style-name="T29">get()</text:span> or <text:span text:style-name="T29">get(timeout)</text:span> method.</text:p>
              </text:list-item>
              <text:list-item>
                <text:p><text:span text:style-name="T29">get()</text:span> blocks the invoker until the result is available.</text:p>
              </text:list-item>
              <text:list-item>
                <text:p><text:span text:style-name="T29">get(timeout)</text:span> polls the <text:span text:style-name="T29">Future</text:span> but wastes resources. (busy wait)</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0">Future</text:span><text:span text:style-name="T2"> (Java 5) with </text:span><text:span text:style-name="T60">CompletionServic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To mitigate the pain of Java 5 <text:span text:style-name="T29">Future</text:span>s you can use a <text:span text:style-name="T29">java.util.concurrrent.CompletionService</text:span>.</text:p>
              </text:list-item>
              <text:list-item>
                <text:p>The <text:span text:style-name="T29">CompletionService</text:span> manages a Queue of <text:span text:style-name="T29">Future</text:span>s and allows to wait for the <text:span text:style-name="T29">Future</text:span>s as they complete.</text:p>
              </text:list-item>
              <text:list-item>
                <text:p>With the take() method you <text:span text:style-name="T68">block only one Thread</text:span> to wait for many <text:span text:style-name="T29">Future</text:span>s to complete.</text:p>
              </text:list-item>
              <text:list-item>
                <text:p><text:a xlink:href="https://docs.oracle.com/javase/8/docs/api/java/util/concurrent/CompletionService.html" xlink:type="simple">https://docs.oracle.com/javase/8/docs/api/java/util/concurrent/CompletionService.html</text:a></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9">Example 3: Blocking Mongo driver + async db access with </text:span><text:span text:style-name="T70">CompletableFuture</text:span><text:span text:style-name="T69"> (Java 8)</text:span></text:p>
          </draw:text-box>
        </draw:frame>
        <draw:frame presentation:style-name="pr6" draw:layer="layout" svg:width="25.199cm" svg:height="12.179cm" svg:x="1.542cm" svg:y="5.547cm" presentation:class="outline" presentation:user-transformed="true">
          <draw:text-box>
            <text:p/>
            <text:p><text:span text:style-name="T28"/></text:p>
          </draw:text-box>
        </draw:frame>
        <draw:frame draw:style-name="gr4" draw:text-style-name="P23" draw:layer="layout" svg:width="25.068cm" svg:height="12.347cm" svg:x="1.673cm" svg:y="5.77cm">
          <draw:text-box>
            <text:p><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p>
            <text:p><text:span text:style-name="T61"><text:s text:c="8"/></text:span><text:span text:style-name="T61">// blocking access to usersCollection as before</text:span><text:span text:style-name="T61"><text:line-break/></text:span><text:span text:style-name="T57"> <text:s text:c="3"/>}</text:span><text:span text:style-name="T57"><text:line-break/></text:span><text:span text:style-name="T57"><text:line-break/></text:span><text:span text:style-name="T57"> <text:s text:c="3"/></text:span><text:span text:style-name="T52">private </text:span><text:span text:style-name="T57">List&lt;Order&gt; _findOrdersByUsername(</text:span><text:span text:style-name="T52">final </text:span><text:span text:style-name="T57">String username) {</text:span><text:span text:style-name="T57"><text:line-break/></text:span><text:span text:style-name="T61"> <text:s text:c="7"/>// blocking access to ordersCollection as before</text:span><text:span text:style-name="T61"><text:line-break/></text:span><text:span text:style-name="T57"> <text:s text:c="3"/>}</text:span><text:span text:style-name="T57"><text:line-break/></text:span><text:span text:style-name="T57"><text:line-break/></text:span><text:span text:style-name="T57"> <text:s text:c="3"/></text:span><text:span text:style-name="T62">CompletionStage</text:span><text:span text:style-name="T57">&lt;Optional&lt;User&gt;&gt; findUserByName(</text:span><text:span text:style-name="T52">final </text:span><text:span text:style-name="T57">String name) {</text:span><text:span text:style-name="T57"><text:line-break/></text:span><text:span text:style-name="T61"> <text:s text:c="7"/></text:span><text:span text:style-name="T57">Supplier&lt;Optional&lt;User&gt;&gt; supplier = () -&gt; _findUserByName(name);</text:span><text:span text:style-name="T57"><text:line-break/></text:span><text:span text:style-name="T61"> <text:s text:c="7"/></text:span><text:span text:style-name="T64">return</text:span><text:span text:style-name="T57"> CompletableFuture.</text:span><text:span text:style-name="T61">supplyAsync</text:span><text:span text:style-name="T71">(supplier);</text:span><text:span text:style-name="T71"><text:line-break/></text:span><text:span text:style-name="T57"> <text:s text:c="3"/>}</text:span><text:span text:style-name="T57"><text:line-break/></text:span><text:span text:style-name="T57"><text:line-break/></text:span><text:span text:style-name="T57"> <text:s text:c="3"/></text:span><text:span text:style-name="T62">CompletionStage</text:span><text:span text:style-name="T57">&lt;List&lt;Order&gt;&gt; findOrdersByUsername(</text:span><text:span text:style-name="T52">final </text:span><text:span text:style-name="T57">String username) {</text:span><text:span text:style-name="T57"><text:line-break/></text:span><text:span text:style-name="T61"> <text:s text:c="7"/></text:span><text:span text:style-name="T57">Supplier&lt;List&lt;Order&gt;&gt; supplier = () -&gt; _findOrdersByUsername(username);</text:span><text:span text:style-name="T57"><text:line-break/></text:span><text:span text:style-name="T61"> <text:s text:c="7"/></text:span><text:span text:style-name="T72">return</text:span><text:span text:style-name="T57"> CompletableFuture.</text:span><text:span text:style-name="T61">supplyAsync</text:span><text:span text:style-name="T66">(supplier);</text:span><text:span text:style-name="T66"><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9">Example 3: Blocking Mongo driver + async db access with </text:span><text:span text:style-name="T70">CompletableFuture</text:span><text:span text:style-name="T69"> (Java 8)</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CompletableFuture</text:span> you can specify the processing action after the future completes using <text:span text:style-name="T29">thenApply()</text:span>, <text:span text:style-name="T29">thenCompose()</text:span> etc.</text:p>
              </text:list-item>
              <text:list-item>
                <text:p>No callbacks are necessary.</text:p>
              </text:list-item>
              <text:list-item>
                <text:p>The <text:span text:style-name="T29">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73">Example 4: Blocking Mongo driver + async db access with </text:span><text:span text:style-name="T74">CompletableFuture.complet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5" draw:text-style-name="P23" draw:layer="layout" svg:width="25.198cm" svg:height="14.73cm" svg:x="1.543cm" svg:y="5.47cm">
          <draw:text-box>
            <text:p><text:span text:style-name="T52">class </text:span><text:span text:style-name="T53">DAO {</text:span><text:span text:style-name="T53"><text:line-break/></text:span><text:span text:style-name="T53"><text:line-break/></text:span><text:span text:style-name="T57"> <text:s text:c="3"/></text:span><text:span text:style-name="T52">private </text:span><text:span text:style-name="T57">List&lt;Order&gt; _findOrdersByUsername(</text:span><text:span text:style-name="T52">final </text:span><text:span text:style-name="T57">String username) {</text:span><text:span text:style-name="T57"><text:line-break/></text:span><text:span text:style-name="T61"> <text:s text:c="7"/>// blocking access to ordersCollection as before</text:span><text:span text:style-name="T61"><text:line-break/></text:span><text:span text:style-name="T57"> <text:s text:c="3"/>}</text:span><text:span text:style-name="T57"><text:line-break/></text:span><text:span text:style-name="T57"><text:line-break/></text:span><text:span text:style-name="T57"> <text:s text:c="3"/></text:span><text:span text:style-name="T62">CompletionStage</text:span><text:span text:style-name="T57">&lt;List&lt;Order&gt;&gt; findOrdersByUsername(</text:span><text:span text:style-name="T52">final </text:span><text:span text:style-name="T57">String username) {</text:span><text:span text:style-name="T57"><text:line-break/></text:span><text:span text:style-name="T75"><text:line-break/></text:span><text:span text:style-name="T61"> <text:s text:c="7"/></text:span><text:span text:style-name="T72">final </text:span><text:span text:style-name="T61">CompletableFuture&lt;List&lt;Order&gt;&gt; future = </text:span><text:span text:style-name="T76">new </text:span><text:span text:style-name="T61">CompletableFuture&lt;&gt;();</text:span><text:span text:style-name="T61"><text:line-break/></text:span><text:span text:style-name="T61"><text:line-break/></text:span><text:span text:style-name="T61"> <text:s text:c="7"/></text:span><text:span text:style-name="T72">final </text:span><text:span text:style-name="T61">Runnable runnable = () -&gt; {</text:span><text:span text:style-name="T61"><text:line-break/></text:span><text:span text:style-name="T61"> <text:s text:c="11"/></text:span><text:span text:style-name="T72">try </text:span><text:span text:style-name="T61">{</text:span><text:span text:style-name="T61"><text:line-break/></text:span><text:span text:style-name="T61"> <text:s text:c="15"/>future.</text:span><text:span text:style-name="T76">complete</text:span><text:span text:style-name="T61">(_findOrdersByUsername(username));</text:span><text:span text:style-name="T61"><text:line-break/></text:span><text:span text:style-name="T61"> <text:s text:c="11"/>} </text:span><text:span text:style-name="T72">catch </text:span><text:span text:style-name="T61">(Exception e) {</text:span><text:span text:style-name="T61"><text:line-break/></text:span><text:span text:style-name="T61"> <text:s text:c="15"/>future.</text:span><text:span text:style-name="T76">completeExceptionally</text:span><text:span text:style-name="T61">(e);</text:span><text:span text:style-name="T61"><text:line-break/></text:span><text:span text:style-name="T61"> <text:s text:c="11"/>}</text:span><text:span text:style-name="T61"><text:line-break/></text:span><text:span text:style-name="T61"> <text:s text:c="7"/>};</text:span><text:span text:style-name="T61"><text:line-break/></text:span><text:span text:style-name="T61"><text:line-break/></text:span><text:span text:style-name="T61"> <text:s text:c="7"/></text:span><text:span text:style-name="T65">executor</text:span><text:span text:style-name="T61">.execute(runnable);</text:span><text:span text:style-name="T61"><text:line-break/></text:span><text:span text:style-name="T75"><text:line-break/></text:span><text:span text:style-name="T61"> <text:s text:c="7"/></text:span><text:span text:style-name="T72">return</text:span><text:span text:style-name="T57"> future</text:span><text:span text:style-name="T66">;</text:span><text:span text:style-name="T66"><text:line-break/></text:span><text:span text:style-name="T57"> <text:s text:c="3"/>}</text:span><text:span text:style-name="T57"><text:line-break/></text:span><text:span text:style-name="T57">}</text:span><text:span text:style-name="T58"><text:line-break/></text:span><text:span text:style-name="T58"/></text:p>
          </draw:text-box>
        </draw:frame>
        <draw:frame presentation:style-name="pr6" draw:layer="layout" svg:width="25.199cm" svg:height="12.179cm" svg:x="1.543cm" svg:y="5.548cm" presentation:class="outline" presentation:user-transformed="true">
          <draw:text-box>
            <text:p/>
            <text:p><text:span text:style-name="T28"/></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3">Example 4: Blocking Mongo driver + async db access with </text:span><text:span text:style-name="T74">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CompletableFuture</text:span> you can specify the processing action after the future completes using <text:span text:style-name="T29">thenApply()</text:span>, <text:span text:style-name="T29">thenCompose()</text:span> etc.</text:p>
              </text:list-item>
              <text:list-item>
                <text:p>No callbacks are necessary.</text:p>
              </text:list-item>
              <text:list-item>
                <text:p>The <text:span text:style-name="T29">CompletableFuture</text:span> is reactive but the Mongo driver is not.</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29">AsynchronousSocketChannel</text:span> for fast and non-blocking IO.“ (quote from the doc)</text:p>
              </text:list-item>
              <text:list-item>
                <text:p>See:</text:p>
              </text:list-item>
            </text:list>
            <text:p text:style-name="P13"><text:span text:style-name="T48">https://mongodb.github.io/mongo-java-driver/3.3/driver-async/</text:span></text:p>
            <text:list text:continue-numbering="true" text:style-name="L2">
              <text:list-item>
                <text:p>SBT:</text:p>
              </text:list-item>
            </text:list>
            <text:p text:style-name="P13"><text:span text:style-name="T49">libraryDependencies </text:span><text:span text:style-name="T40">+= </text:span><text:span text:style-name="T51">"org.mongodb" </text:span><text:span text:style-name="T40">% </text:span><text:span text:style-name="T51">"mongodb-driver-async" </text:span><text:span text:style-name="T40">% </text:span><text:span text:style-name="T51">"3.3.0"</text:span></text:p>
            <text:list text:continue-numbering="true" text:style-name="L2">
              <text:list-item>
                <text:p text:style-name="P16">Imports:</text:p>
              </text:list-item>
            </text:list>
            <text:p text:style-name="P14"><text:span text:style-name="T19">import </text:span><text:span text:style-name="T25">com.mongodb.async.SingleResultCallback;</text:span><text:span text:style-name="T25"><text:line-break/></text:span><text:span text:style-name="T19">import </text:span><text:span text:style-name="T25">com.mongodb.async.client.MongoClient;</text:span><text:span text:style-name="T25"><text:line-break/></text:span><text:span text:style-name="T19">import </text:span><text:span text:style-name="T25">com.mongodb.async.client.MongoClients;</text:span><text:span text:style-name="T25"><text:line-break/></text:span><text:span text:style-name="T19">import </text:span><text:span text:style-name="T25">com.mongodb.async.client.MongoCollection;</text:span><text:span text:style-name="T25"><text:line-break/></text:span><text:span text:style-name="T19">import </text:span><text:span text:style-name="T26">com.mongodb.async.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2" draw:text-style-name="P23" draw:layer="layout" svg:width="25.058cm" svg:height="15.803cm" svg:x="1.542cm" svg:y="5.37cm">
          <draw:text-box>
            <text:p><text:span text:style-name="T52">class </text:span><text:span text:style-name="T53">DAO {</text:span><text:span text:style-name="T53"><text:line-break/></text:span><text:span text:style-name="T53"><text:line-break/></text:span><text:span text:style-name="T57"> <text:s text:c="3"/></text:span><text:span text:style-name="T77">private void</text:span><text:span text:style-name="T78"> _</text:span><text:span text:style-name="T57">findOrdersByUsername(</text:span><text:span text:style-name="T52">final </text:span><text:span text:style-name="T57">String username,</text:span><text:span text:style-name="T57"><text:line-break/></text:span><text:span text:style-name="T57"> <text:s text:c="24"/></text:span><text:span text:style-name="T52">final </text:span><text:span text:style-name="T57">SingleResultCallback&lt;List&lt;Order&gt;&gt; </text:span><text:span text:style-name="T62">callback</text:span><text:span text:style-name="T57">) {</text:span><text:span text:style-name="T57"><text:line-break/></text:span><text:span text:style-name="T57"> <text:s text:c="7"/></text:span><text:span text:style-name="T54">ordersCollection</text:span><text:span text:style-name="T54"><text:line-break/></text:span><text:span text:style-name="T54"> <text:s text:c="15"/></text:span><text:span text:style-name="T57">.find(</text:span><text:span text:style-name="T61">eq</text:span><text:span text:style-name="T66">(</text:span><text:span text:style-name="T79">"username"</text:span><text:span text:style-name="T66">, username))</text:span><text:span text:style-name="T66"><text:line-break/></text:span><text:span text:style-name="T66"> <text:s text:c="15"/>.map(doc -&gt; </text:span><text:span text:style-name="T77">new </text:span><text:span text:style-name="T66">Order(doc))</text:span><text:span text:style-name="T66"><text:line-break/></text:span><text:span text:style-name="T66"> <text:s text:c="15"/>.into(</text:span><text:span text:style-name="T77">new </text:span><text:span text:style-name="T66">ArrayList&lt;&gt;(), </text:span><text:span text:style-name="T80">callback</text:span><text:span text:style-name="T66">);</text:span><text:span text:style-name="T66"><text:line-break/></text:span><text:span text:style-name="T66"> <text:s text:c="3"/>}</text:span><text:span text:style-name="T66"><text:line-break/></text:span><text:span text:style-name="T66"><text:line-break/></text:span><text:span text:style-name="T66"> <text:s text:c="3"/></text:span><text:span text:style-name="T77">void</text:span><text:span text:style-name="T81"> </text:span><text:span text:style-name="T66">findOrdersByUsername(</text:span><text:span text:style-name="T77">final </text:span><text:span text:style-name="T66">String username,</text:span><text:span text:style-name="T66"><text:line-break/></text:span><text:span text:style-name="T66"> <text:s text:c="24"/></text:span><text:span text:style-name="T77">final </text:span><text:span text:style-name="T66">SingleResultCallback&lt;List&lt;Order&gt;&gt; </text:span><text:span text:style-name="T80">callback</text:span><text:span text:style-name="T66">) {</text:span><text:span text:style-name="T66"><text:line-break/></text:span><text:span text:style-name="T66"> <text:s text:c="7"/>_findOrdersByUsername(username, callback);</text:span><text:span text:style-name="T66"><text:line-break/></text:span><text:span text:style-name="T66"> <text:s text:c="3"/>}</text:span><text:span text:style-name="T66"><text:line-break/></text:span><text:span text:style-name="T57">}</text:span><text:span text:style-name="T58"><text:line-break/></text:span><text:span text:style-name="T58"/></text:p>
            <text:p><text:span text:style-name="T58"><text:s text:c="4"/></text:span><text:span text:style-name="T58">. . .</text:span></text:p>
            <text:p><text:span text:style-name="T58"><text:s text:c="4"/></text:span><text:span text:style-name="T72">final </text:span><text:span text:style-name="T61">SingleResultCallback&lt;List&lt;Order&gt;&gt; </text:span><text:span text:style-name="T76">callback</text:span><text:span text:style-name="T61"> = (orders, t) -&gt; {</text:span></text:p>
            <text:p><text:span text:style-name="T61"><text:s text:c="8"/></text:span><text:span text:style-name="T82">if</text:span><text:span text:style-name="T61"> (t != </text:span><text:span text:style-name="T82">null</text:span><text:span text:style-name="T61">) {</text:span></text:p>
            <text:p><text:span text:style-name="T61"><text:s text:c="13"/></text:span><text:span text:style-name="T61">// handle exception</text:span></text:p>
            <text:p><text:span text:style-name="T61"><text:s text:c="8"/></text:span><text:span text:style-name="T61">} </text:span><text:span text:style-name="T82">else</text:span><text:span text:style-name="T61"> {</text:span></text:p>
            <text:p><text:span text:style-name="T61"><text:s text:c="13"/></text:span><text:span text:style-name="T61">// process orders</text:span></text:p>
            <text:p><text:span text:style-name="T61"><text:s text:c="8"/></text:span><text:span text:style-name="T61">}</text:span></text:p>
            <text:p><text:span text:style-name="T61"><text:s text:c="5"/></text:span><text:span text:style-name="T61">};</text:span></text:p>
            <text:p><text:span text:style-name="T61"/></text:p>
            <text:p><text:span text:style-name="T61"><text:s text:c="5"/></text:span><text:span text:style-name="T61">findOrdersByUsername(</text:span><text:span text:style-name="T79">"username"</text:span><text:span text:style-name="T66">, </text:span><text:span text:style-name="T80">callback</text:span><text:span text:style-name="T66">);</text:span></text:p>
            <text:p><text:span text:style-name="T61"/></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73">Example 6: Async Mongo driver + async db access with </text:span><text:span text:style-name="T74">CompletableFuture.complet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6" draw:text-style-name="P23" draw:layer="layout" svg:width="25.199cm" svg:height="15.53cm" svg:x="1.542cm" svg:y="5.37cm">
          <draw:text-box>
            <text:p><text:span text:style-name="T52">class </text:span><text:span text:style-name="T53">DAO {</text:span><text:span text:style-name="T53"><text:line-break/></text:span><text:span text:style-name="T53"><text:line-break/></text:span><text:span text:style-name="T57"> <text:s text:c="3"/></text:span><text:span text:style-name="T77">private void</text:span><text:span text:style-name="T78"> _</text:span><text:span text:style-name="T57">findOrdersByUsername(</text:span><text:span text:style-name="T52">final </text:span><text:span text:style-name="T57">String username,</text:span><text:span text:style-name="T57"><text:line-break/></text:span><text:span text:style-name="T57"> <text:s text:c="24"/></text:span><text:span text:style-name="T52">final </text:span><text:span text:style-name="T57">SingleResultCallback&lt;List&lt;Order&gt;&gt; </text:span><text:span text:style-name="T62">callback</text:span><text:span text:style-name="T57">) {</text:span><text:span text:style-name="T57"><text:line-break/></text:span><text:span text:style-name="T61"> <text:s text:c="7"/>// non-blocking access to ordersCollection as before</text:span><text:span text:style-name="T61"><text:line-break/></text:span><text:span text:style-name="T66"> <text:s text:c="3"/>}</text:span><text:span text:style-name="T66"><text:line-break/></text:span><text:span text:style-name="T53"><text:line-break/></text:span><text:span text:style-name="T66"> <text:s text:c="3"/></text:span><text:span text:style-name="T80">C</text:span><text:span text:style-name="T62">ompletionStage</text:span><text:span text:style-name="T57">&lt;List&lt;Order&gt;&gt; findOrdersByUsername(</text:span><text:span text:style-name="T52">final </text:span><text:span text:style-name="T57">String username) {</text:span><text:span text:style-name="T57"><text:line-break/></text:span><text:span text:style-name="T57"> <text:s text:c="3"/></text:span><text:span text:style-name="T57"><text:line-break/></text:span><text:span text:style-name="T57"> <text:s text:c="7"/></text:span><text:span text:style-name="T52">final </text:span><text:span text:style-name="T57">CompletableFuture&lt;List&lt;Order&gt;&gt; </text:span><text:span text:style-name="T62">future</text:span><text:span text:style-name="T57"> =</text:span></text:p>
            <text:p><text:span text:style-name="T57"><text:s text:c="45"/></text:span><text:span text:style-name="T52">new </text:span><text:span text:style-name="T57">CompletableFuture&lt;&gt;();</text:span><text:span text:style-name="T57"><text:line-break/></text:span><text:span text:style-name="T57"><text:line-break/></text:span><text:span text:style-name="T66"> <text:s text:c="7"/>findOrdersByUsername(username,</text:span><text:span text:style-name="T83"> </text:span><text:span text:style-name="T66">(orders, t) -&gt; {</text:span><text:span text:style-name="T83"><text:line-break/></text:span><text:span text:style-name="T66"> <text:s text:c="11"/></text:span><text:span text:style-name="T77">if </text:span><text:span text:style-name="T66">(t == </text:span><text:span text:style-name="T80">null</text:span><text:span text:style-name="T66">) {</text:span><text:span text:style-name="T66"><text:line-break/></text:span><text:span text:style-name="T66"> <text:s text:c="15"/>future.</text:span><text:span text:style-name="T80">complete</text:span><text:span text:style-name="T66">(orders);</text:span><text:span text:style-name="T66"><text:line-break/></text:span><text:span text:style-name="T66"> <text:s text:c="11"/>} </text:span><text:span text:style-name="T77">else </text:span><text:span text:style-name="T66">{</text:span><text:span text:style-name="T66"><text:line-break/></text:span><text:span text:style-name="T66"> <text:s text:c="15"/>future.</text:span><text:span text:style-name="T80">completeExceptionally</text:span><text:span text:style-name="T66">(t);</text:span><text:span text:style-name="T66"><text:line-break/></text:span><text:span text:style-name="T66"> <text:s text:c="11"/>}</text:span><text:span text:style-name="T66"><text:line-break/></text:span><text:span text:style-name="T66"> <text:s text:c="7"/></text:span><text:span text:style-name="T83">});</text:span><text:span text:style-name="T83"><text:line-break/></text:span><text:span text:style-name="T83"><text:line-break/></text:span><text:span text:style-name="T66"> <text:s text:c="7"/></text:span><text:span text:style-name="T77">return </text:span><text:span text:style-name="T66">future</text:span><text:span text:style-name="T80">;</text:span><text:span text:style-name="T66"><text:line-break/></text:span><text:span text:style-name="T66"> <text:s text:c="3"/>}</text:span><text:span text:style-name="T66"><text:line-break/></text:span><text:span text:style-name="T57">}</text:span></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3">Example 6: Async Mongo driver + async db access with </text:span><text:span text:style-name="T74">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completes the <text:span text:style-name="T29">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8"><text:a xlink:href="https://mongodb.github.io/mongo-java-driver-rx/1.2/" xlink:type="simple">https://mongodb.github.io/mongo-java-driver-rx/1.2/</text:a></text:span></text:p>
            <text:p text:style-name="P13"><text:span text:style-name="T48"><text:a xlink:href="https://mongodb.github.io/mongo-java-driver/3.3/driver-async/reference/observables/" xlink:type="simple">https://mongodb.github.io/mongo-java-driver/3.3/driver-async/reference/observables/</text:a></text:span></text:p>
            <text:list text:continue-numbering="true" text:style-name="L2">
              <text:list-item>
                <text:p>SBT:</text:p>
              </text:list-item>
            </text:list>
            <text:p text:style-name="P13"><text:span text:style-name="T49">libraryDependencies </text:span><text:span text:style-name="T40">+= </text:span><text:span text:style-name="T51">"org.mongodb" </text:span><text:span text:style-name="T40">% </text:span><text:span text:style-name="T51">"mongodb-driver-rx" </text:span><text:span text:style-name="T40">% </text:span><text:span text:style-name="T51">"1.2.0"</text:span></text:p>
            <text:list text:continue-numbering="true" text:style-name="L2">
              <text:list-item>
                <text:p text:style-name="P16">Imports:</text:p>
              </text:list-item>
            </text:list>
            <text:p text:style-name="P14"><text:span text:style-name="T19">import </text:span><text:span text:style-name="T25">com.mongodb.rx.client.MongoClient;</text:span><text:span text:style-name="T25"><text:line-break/></text:span><text:span text:style-name="T19">import </text:span><text:span text:style-name="T25">com.mongodb.rx.client.MongoClients;</text:span><text:span text:style-name="T25"><text:line-break/></text:span><text:span text:style-name="T19">import </text:span><text:span text:style-name="T25">com.mongodb.rx.client.MongoCollection;</text:span><text:span text:style-name="T25"><text:line-break/></text:span><text:span text:style-name="T19">import </text:span><text:span text:style-name="T26">com.mongodb.rx.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7" draw:text-style-name="P23" draw:layer="layout" svg:width="25.199cm" svg:height="15.066cm" svg:x="1.542cm" svg:y="5.47cm">
          <draw:text-box>
            <text:p><text:span text:style-name="T52">class </text:span><text:span text:style-name="T53">DAO {</text:span><text:span text:style-name="T53"><text:line-break/></text:span><text:span text:style-name="T53"><text:line-break/></text:span><text:span text:style-name="T66"> <text:s text:c="3"/></text:span><text:span text:style-name="T64">private</text:span><text:span text:style-name="T77"> </text:span><text:span text:style-name="T66">O</text:span><text:span text:style-name="T57">bservable&lt;Order&gt; _findOrdersByUsername(</text:span><text:span text:style-name="T52">final </text:span><text:span text:style-name="T57">String username) {</text:span></text:p>
            <text:p><text:span text:style-name="T57"><text:s text:c="8"/></text:span><text:span text:style-name="T52">return </text:span><text:span text:style-name="T54">ordersCollection</text:span><text:span text:style-name="T54"><text:line-break/></text:span><text:span text:style-name="T54"> <text:s text:c="3"/></text:span><text:span text:style-name="T57"><text:s text:c="4"/></text:span><text:span text:style-name="T54"><text:s text:c="8"/></text:span><text:span text:style-name="T57">.find(</text:span><text:span text:style-name="T61">eq</text:span><text:span text:style-name="T66">(</text:span><text:span text:style-name="T79">"username"</text:span><text:span text:style-name="T66">, username))</text:span><text:span text:style-name="T66"><text:line-break/></text:span><text:span text:style-name="T66"> <text:s text:c="15"/>.toObservable()</text:span><text:span text:style-name="T66"><text:line-break/></text:span><text:span text:style-name="T66"> <text:s text:c="15"/>.map(doc -&gt; </text:span><text:span text:style-name="T77">new </text:span><text:span text:style-name="T66">Order(doc));</text:span><text:span text:style-name="T66"><text:line-break/></text:span><text:span text:style-name="T66"> <text:s text:c="3"/>}</text:span><text:span text:style-name="T66"><text:line-break/></text:span><text:span text:style-name="T66"><text:line-break/></text:span><text:span text:style-name="T66"> <text:s text:c="3"/>Observable&lt;Order&gt; findOrdersByUsername(</text:span><text:span text:style-name="T77">final </text:span><text:span text:style-name="T66">String username) {</text:span></text:p>
            <text:p><text:span text:style-name="T57"><text:s text:c="8"/></text:span><text:span text:style-name="T57">_</text:span><text:span text:style-name="T66">findOrdersByUsername(username);</text:span><text:span text:style-name="T66"><text:line-break/></text:span><text:span text:style-name="T66"> <text:s text:c="3"/>}</text:span><text:span text:style-name="T66"><text:line-break/></text:span><text:span text:style-name="T57">}</text:span></text:p>
            <text:p><text:span text:style-name="T57"/></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84">dao</text:span><text:span text:style-name="T66">.findOrdersByUsername(username)</text:span><text:span text:style-name="T66"><text:line-break/></text:span><text:span text:style-name="T66"> <text:s text:c="11"/>.map(orders -&gt; . . .);</text:span></text:p>
            <text:p><text:span text:style-name="T66"><text:s text:c="12"/></text:span><text:span text:style-name="T66">. . .</text:span></text:p>
            <text:p><text:span text:style-name="T66"><text:s text:c="12"/></text:span><text:span text:style-name="T66">.map(... -&gt; </text:span><text:span text:style-name="T77">new </text:span><text:span text:style-name="T66">Result(username, ...));</text:span></text:p>
            <text:p><text:span text:style-name="T66"/></text:p>
            <text:p><text:span text:style-name="T66"><text:s text:c="4"/></text:span><text:span text:style-name="T66">obsResult.subscribe(</text:span><text:span text:style-name="T77">new</text:span><text:span text:style-name="T66"> Observer() { . . . });</text:span></text:p>
            <text:p><text:span text:style-name="T83"><text:line-break/></text:span><text:span text:style-name="T83"/></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7: Mongo RxJava driver + async db access with </text:span><text:span text:style-name="T60">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Mongo RxJava driver.</text:p>
              </text:list-item>
              <text:list-item>
                <text:p>This driver internally uses the Mongo async driver.</text:p>
              </text:list-item>
              <text:list-item>
                <text:p>The DAO function returns a RxJava <text:span text:style-name="T29">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8"><text:a xlink:href="https://mongodb.github.io/mongo-java-driver-reactivestreams/1.2/" xlink:type="simple">https://mongodb.github.io/mongo-java-driver-reactivestreams/1.2/</text:a></text:span></text:p>
            <text:p text:style-name="P13"><text:span text:style-name="T48"><text:a xlink:href="http://www.reactive-streams.org/announce-1.0.0" xlink:type="simple">http://www.reactive-streams.org/announce-1.0.0</text:a></text:span></text:p>
            <text:list text:continue-numbering="true" text:style-name="L2">
              <text:list-item>
                <text:p>SBT:</text:p>
              </text:list-item>
            </text:list>
            <text:p text:style-name="P13"><text:span text:style-name="T85">libraryDependencies </text:span><text:span text:style-name="T86">+= </text:span><text:span text:style-name="T87">"org.mongodb" </text:span><text:span text:style-name="T86">% </text:span><text:span text:style-name="T87">"mongodb-driver-reactivestreams" </text:span><text:span text:style-name="T86">% </text:span><text:span text:style-name="T87">"1.2.0"</text:span></text:p>
            <text:list text:continue-numbering="true" text:style-name="L2">
              <text:list-item>
                <text:p text:style-name="P16">Imports:</text:p>
              </text:list-item>
            </text:list>
            <text:p text:style-name="P14"><text:span text:style-name="T19">import </text:span><text:span text:style-name="T25">com.mongodb.reactivestreams.client.MongoClient;</text:span><text:span text:style-name="T25"><text:line-break/></text:span><text:span text:style-name="T19">import </text:span><text:span text:style-name="T25">com.mongodb.reactivestreams.client.MongoClients;</text:span><text:span text:style-name="T25"><text:line-break/></text:span><text:span text:style-name="T19">import </text:span><text:span text:style-name="T25">com.mongodb.reactivestreams.client.MongoCollection;</text:span><text:span text:style-name="T25"><text:line-break/></text:span><text:span text:style-name="T19">import </text:span><text:span text:style-name="T26">com.mongodb.reactivestreams.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9">Example 8: Mongo Reactive Streams driver + async db access with </text:span><text:span text:style-name="T70">Observable</text:span><text:span text:style-name="T69">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8" draw:text-style-name="P23" draw:layer="layout" svg:width="23.827cm" svg:height="12.33cm" svg:x="2.273cm" svg:y="6.17cm">
          <draw:text-box>
            <text:p><text:span text:style-name="T52">class </text:span><text:span text:style-name="T53">DAO {</text:span><text:span text:style-name="T53"><text:line-break/></text:span><text:span text:style-name="T53"><text:line-break/></text:span><text:span text:style-name="T57"> <text:s text:c="3"/></text:span><text:span text:style-name="T62">Publisher&lt;Document&gt;</text:span><text:span text:style-name="T57"> findOrdersByUsername(</text:span><text:span text:style-name="T52">final </text:span><text:span text:style-name="T57">String username) {</text:span></text:p>
            <text:p><text:span text:style-name="T57"><text:line-break/></text:span><text:span text:style-name="T57"> <text:s text:c="7"/></text:span><text:span text:style-name="T52">return </text:span><text:span text:style-name="T54">ordersCollection</text:span><text:span text:style-name="T54"><text:line-break/></text:span><text:span text:style-name="T54"> <text:s text:c="3"/></text:span><text:span text:style-name="T57"><text:s text:c="4"/></text:span><text:span text:style-name="T54"><text:s text:c="8"/></text:span><text:span text:style-name="T57">.find(</text:span><text:span text:style-name="T61">eq</text:span><text:span text:style-name="T66">(</text:span><text:span text:style-name="T79">"username"</text:span><text:span text:style-name="T66">, username));</text:span><text:span text:style-name="T66"><text:line-break/></text:span><text:span text:style-name="T66"> <text:s text:c="3"/>}</text:span><text:span text:style-name="T66"><text:line-break/></text:span><text:span text:style-name="T57">}</text:span></text:p>
            <text:p><text:span text:style-name="T57"/></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76">rx.RxReactiveStreams.toObservable</text:span><text:span text:style-name="T66">(</text:span><text:span text:style-name="T84">dao</text:span><text:span text:style-name="T66">.findOrdersByUsername(username))</text:span><text:span text:style-name="T66"><text:line-break/></text:span><text:span text:style-name="T66"> <text:s text:c="11"/>.map(doc -&gt; </text:span><text:span text:style-name="T77">new </text:span><text:span text:style-name="T66">Order(doc))</text:span><text:span text:style-name="T66"><text:line-break/></text:span><text:span text:style-name="T66"> <text:s text:c="11"/>.toList()</text:span><text:span text:style-name="T66"><text:line-break/></text:span><text:span text:style-name="T66"> <text:s text:c="11"/>.map(orders -&gt; </text:span><text:span text:style-name="T77">new </text:span><text:span text:style-name="T66">Result(username, orders));</text:span></text:p>
            <text:p><text:span text:style-name="T66"/></text:p>
            <text:p><text:span text:style-name="T66"><text:s text:c="4"/></text:span><text:span text:style-name="T66">obsResult.subscribe(</text:span><text:span text:style-name="T77">new</text:span><text:span text:style-name="T66"> Observer() { . . . });</text:span></text:p>
            <text:p><text:span text:style-name="T83"><text:line-break/></text:span><text:span text:style-name="T83"/></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9">Example 8: Mongo Reactive Streams driver + async db access with </text:span><text:span text:style-name="T70">Observable</text:span><text:span text:style-name="T69">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Reactive Streams driver.</text:p>
              </text:list-item>
              <text:list-item>
                <text:p>This driver internally uses the Mongo Rx driver.</text:p>
              </text:list-item>
              <text:list-item>
                <text:p>The DAO function returns an <text:span text:style-name="T29">org.reactivestreams.Publisher&lt;org.bson.Document&gt;</text:span> which makes it compatible with any Reactive Streams implementation.<text:line-break/>See: <text:span text:style-name="T29">http://www.reactive-streams.org/announce-1.0.0</text:span></text:p>
              </text:list-item>
              <text:list-item>
                <text:p>You cannot do much with a <text:span text:style-name="T29">Publisher</text:span> except convert it to the native type of a compatible implementation, e.g. an RxJava <text:span text:style-name="T29">Observable</text:span>.</text:p>
              </text:list-item>
              <text:list-item>
                <text:p>Having converted the <text:span text:style-name="T29">Publisher</text:span> to an <text:span text:style-name="T29">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9: Mongo RxJava driver + conversion of </text:span><text:span text:style-name="T88">Observable</text:span><text:span text:style-name="T7"> to </text:span><text:span text:style-name="T88">Publisher</text:span><text:span text:style-name="T7"> + RxJava application cod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9" draw:text-style-name="P23" draw:layer="layout" svg:width="24.9cm" svg:height="14.21cm" svg:x="1.7cm" svg:y="6.17cm">
          <draw:text-box>
            <text:p><text:span text:style-name="T52">class </text:span><text:span text:style-name="T53">DAO {</text:span><text:span text:style-name="T53"><text:line-break/></text:span><text:span text:style-name="T53"/></text:p>
            <text:p><text:span text:style-name="T66"><text:s text:c="4"/></text:span><text:span text:style-name="T52">private</text:span><text:span text:style-name="T77"> </text:span><text:span text:style-name="T66">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6"> <text:s text:c="3"/>}</text:span><text:span text:style-name="T66"><text:line-break/></text:span><text:span text:style-name="T53"><text:line-break/></text:span><text:span text:style-name="T57"> <text:s text:c="3"/>Publisher&lt;</text:span><text:span text:style-name="T66">List&lt;Order&gt;</text:span><text:span text:style-name="T57">&gt; findOrdersByUsername(</text:span><text:span text:style-name="T52">final </text:span><text:span text:style-name="T57">String username) {</text:span></text:p>
            <text:p><text:span text:style-name="T66"><text:s text:c="8"/></text:span><text:span text:style-name="T77">return </text:span><text:span text:style-name="T61">rx.RxReactiveStreams.toPublisher</text:span><text:span text:style-name="T66">(</text:span></text:p>
            <text:p><text:span text:style-name="T66"><text:s text:c="24"/></text:span><text:span text:style-name="T66">_findOrdersByUsername(username).toList());</text:span><text:span text:style-name="T66"><text:line-break/></text:span><text:span text:style-name="T66"> <text:s text:c="3"/>}</text:span><text:span text:style-name="T66"><text:line-break/></text:span><text:span text:style-name="T57">}</text:span></text:p>
            <text:p><text:span text:style-name="T66"/></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61">rx.RxReactiveStreams.toObservable</text:span><text:span text:style-name="T66">(</text:span><text:span text:style-name="T84">dao</text:span><text:span text:style-name="T66">.findOrdersByUsername(username))</text:span><text:span text:style-name="T66"><text:line-break/></text:span><text:span text:style-name="T66"> <text:s text:c="11"/>.map(orders -&gt; </text:span><text:span text:style-name="T77">new </text:span><text:span text:style-name="T66">Result(username, orders));</text:span></text:p>
            <text:p><text:span text:style-name="T66"/></text:p>
            <text:p><text:span text:style-name="T66"><text:s text:c="4"/></text:span><text:span text:style-name="T66">obsResult.subscribe(</text:span><text:span text:style-name="T77">new</text:span><text:span text:style-name="T66"> Observer() { . . . });</text:span></text:p>
            <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9: Mongo RxJava driver + conversion of </text:span><text:span text:style-name="T88">Observable</text:span><text:span text:style-name="T7"> to </text:span><text:span text:style-name="T88">Publisher</text:span><text:span text:style-name="T7">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9">Observable</text:span> to a <text:span text:style-name="T29">Publisher</text:span> using the RxJava → Reactive Streams Converter library.</text:p>
              </text:list-item>
              <text:list-item>
                <text:p>Now the DAO function returns an <text:span text:style-name="T29">org.reactivestreams.Publisher&lt;List&lt;Order&gt;&gt;</text:span> which makes it compatible to any Reactive Streams implementation.<text:line-break/>See: <text:span text:style-name="T29">http://www.reactive-streams.org/announce-1.0.0</text:span></text:p>
              </text:list-item>
              <text:list-item>
                <text:p>In the application code we convert the <text:span text:style-name="T29">Publisher</text:span> back to an <text:span text:style-name="T29">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0: Mongo RxJava driver + conversion of </text:span><text:span text:style-name="T88">Observable</text:span><text:span text:style-name="T7"> to </text:span><text:span text:style-name="T88">Publisher</text:span><text:span text:style-name="T7"> + Akka Streams application cod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8" draw:text-style-name="P23" draw:layer="layout" svg:width="24.927cm" svg:height="12.33cm" svg:x="1.673cm" svg:y="6.17cm">
          <draw:text-box>
            <text:p><text:span text:style-name="T77">class </text:span><text:span text:style-name="T66">DAO {</text:span><text:span text:style-name="T66"><text:line-break/></text:span><text:span text:style-name="T66"/></text:p>
            <text:p><text:span text:style-name="T66"><text:s text:c="4"/></text:span><text:span text:style-name="T52">private</text:span><text:span text:style-name="T77"> </text:span><text:span text:style-name="T66">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6"> <text:s text:c="3"/>}</text:span><text:span text:style-name="T66"><text:line-break/></text:span><text:span text:style-name="T53"><text:line-break/></text:span><text:span text:style-name="T57"> <text:s text:c="3"/>Publisher&lt;</text:span><text:span text:style-name="T66">List&lt;Order&gt;</text:span><text:span text:style-name="T57">&gt; findOrdersByUsername(</text:span><text:span text:style-name="T52">final </text:span><text:span text:style-name="T57">String username) {</text:span></text:p>
            <text:p><text:span text:style-name="T66"><text:s text:c="8"/></text:span><text:span text:style-name="T77">return </text:span><text:span text:style-name="T76">rx.RxReactiveStreams.toPublisher</text:span><text:span text:style-name="T66">(</text:span></text:p>
            <text:p><text:span text:style-name="T66"><text:s text:c="24"/></text:span><text:span text:style-name="T66">_findOrdersByUsername(username).toList());</text:span><text:span text:style-name="T66"><text:line-break/></text:span><text:span text:style-name="T66"> <text:s text:c="3"/>}</text:span><text:span text:style-name="T66"><text:line-break/></text:span><text:span text:style-name="T57">}</text:span></text:p>
            <text:p><text:span text:style-name="T66"/></text:p>
            <text:p><text:span text:style-name="T57"><text:s text:c="3"/></text:span><text:span text:style-name="T57">. . .</text:span></text:p>
            <text:p><text:span text:style-name="T57"/></text:p>
            <text:p><text:span text:style-name="T57"><text:line-break/></text:span><text:span text:style-name="T57"> <text:s text:c="3"/></text:span><text:span text:style-name="T80">Source&lt;Result, NotUsed&gt;</text:span><text:span text:style-name="T57"> srcResult =</text:span></text:p>
            <text:p><text:span text:style-name="T61"><text:s text:c="8"/></text:span><text:span text:style-name="T80">Source.</text:span><text:span text:style-name="T89">fromPublisher</text:span><text:span text:style-name="T66">(</text:span><text:span text:style-name="T84">dao</text:span><text:span text:style-name="T66">.findOrdersByUsername(username))</text:span><text:span text:style-name="T66"><text:line-break/></text:span><text:span text:style-name="T66"> <text:s text:c="11"/>.map(orders -&gt; </text:span><text:span text:style-name="T77">new </text:span><text:span text:style-name="T66">Result(username, orders));</text:span></text:p>
            <text:p><text:span text:style-name="T66"/></text:p>
            <text:p><text:span text:style-name="T66"><text:s text:c="4"/></text:span><text:span text:style-name="T66">srcResult.runForeach(result -&gt; { . . . }, materializer);</text:span></text:p>
            <text:p><text:span text:style-name="T90"/></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0: Mongo RxJava driver + conversion of </text:span><text:span text:style-name="T88">Observable</text:span><text:span text:style-name="T7"> to </text:span><text:span text:style-name="T88">Publisher</text:span><text:span text:style-name="T7">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9">Observable</text:span> to a <text:span text:style-name="T29">Publisher</text:span> using the RxJava → Reactive Streams Converter library (as before).</text:p>
              </text:list-item>
              <text:list-item>
                <text:p>Now the DAO function returns an <text:span text:style-name="T29">org.reactivestreams.Publisher&lt;List&lt;Order&gt;&gt;</text:span> which makes it compatible to any other Reactive Streams implementation (as before).<text:line-break/>See: <text:span text:style-name="T29">http://www.reactive-streams.org/announce-1.0.0</text:span></text:p>
              </text:list-item>
              <text:list-item>
                <text:p>In the application code we convert the <text:span text:style-name="T29">Publisher</text:span> to an Akka Stream <text:span text:style-name="T29">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1: Mongo RxJava driver + conversion of </text:span><text:span text:style-name="T88">Observable</text:span><text:span text:style-name="T7"> to Akka Streams Sourc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10" draw:text-style-name="P23" draw:layer="layout" svg:width="25.168cm" svg:height="14.054cm" svg:x="1.573cm" svg:y="5.47cm">
          <draw:text-box>
            <text:p><text:span text:style-name="T52">class </text:span><text:span text:style-name="T53">DAO {</text:span><text:span text:style-name="T53"><text:line-break/></text:span><text:span text:style-name="T53"/></text:p>
            <text:p><text:span text:style-name="T66"><text:s text:c="4"/></text:span><text:span text:style-name="T52">private</text:span><text:span text:style-name="T77"> </text:span><text:span text:style-name="T66">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6"> <text:s text:c="3"/>}</text:span><text:span text:style-name="T66"><text:line-break/></text:span><text:span text:style-name="T53"><text:line-break/></text:span><text:span text:style-name="T57"> <text:s text:c="3"/>Source&lt;</text:span><text:span text:style-name="T66">List&lt;Order&gt;, NotUsed</text:span><text:span text:style-name="T57">&gt; findOrdersByUsername(</text:span><text:span text:style-name="T52">final </text:span><text:span text:style-name="T57">String username) {</text:span></text:p>
            <text:p><text:span text:style-name="T66"><text:s text:c="8"/></text:span><text:span text:style-name="T66">Observable&lt;List&lt;Order&gt;&gt; observable =</text:span></text:p>
            <text:p><text:span text:style-name="T66"><text:s text:c="24"/></text:span><text:span text:style-name="T66">_findOrdersByUsername(username).toList();</text:span><text:span text:style-name="T84"><text:line-break/></text:span><text:span text:style-name="T66"> <text:s text:c="7"/>Publisher&lt;List&lt;Order&gt;&gt; pub =</text:span></text:p>
            <text:p><text:span text:style-name="T66"><text:tab/></text:span><text:span text:style-name="T66"><text:tab/></text:span><text:span text:style-name="T66"><text:tab/></text:span><text:span text:style-name="T66"><text:tab/></text:span><text:span text:style-name="T66"> <text:s text:c="7"/></text:span><text:span text:style-name="T76">rx.RxReactiveStreams.toPublisher</text:span><text:span text:style-name="T66">(observable);</text:span></text:p>
            <text:p><text:span text:style-name="T66"><text:tab/></text:span><text:span text:style-name="T66"><text:tab/></text:span><text:span text:style-name="T77">return </text:span><text:span text:style-name="T80">Source.fromPublisher</text:span><text:span text:style-name="T66">(pub);</text:span><text:span text:style-name="T66"><text:line-break/></text:span><text:span text:style-name="T66"> <text:s text:c="3"/>}</text:span><text:span text:style-name="T66"><text:line-break/></text:span><text:span text:style-name="T57">}</text:span></text:p>
            <text:p><text:span text:style-name="T66"/></text:p>
            <text:p><text:span text:style-name="T57"><text:s text:c="3"/></text:span><text:span text:style-name="T57">. . .</text:span></text:p>
            <text:p><text:span text:style-name="T57"/></text:p>
            <text:p><text:span text:style-name="T57"><text:line-break/></text:span><text:span text:style-name="T57"> <text:s text:c="3"/></text:span><text:span text:style-name="T66">Source&lt;Result, NotUsed&gt;</text:span><text:span text:style-name="T57"> srcResult =</text:span></text:p>
            <text:p><text:span text:style-name="T61"><text:s text:c="8"/></text:span><text:span text:style-name="T84">dao</text:span><text:span text:style-name="T66">.findOrdersByUsername(username)</text:span><text:span text:style-name="T66"><text:line-break/></text:span><text:span text:style-name="T66"> <text:s text:c="11"/>.map(orders -&gt; </text:span><text:span text:style-name="T77">new </text:span><text:span text:style-name="T66">Result(username, orders));</text:span></text:p>
            <text:p><text:span text:style-name="T66"/></text:p>
            <text:p><text:span text:style-name="T66"><text:s text:c="4"/></text:span><text:span text:style-name="T66">srcResult.runForeach(result -&gt; { . . . }, materializer);</text:span></text:p>
            <text:p><text:span text:style-name="T90"/></text:p>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1: Mongo RxJava driver + conversion of </text:span><text:span text:style-name="T88">Observable</text:span><text:span text:style-name="T7">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Jav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29">subscribeOn()</text:span> and <text:span text:style-name="T29">observeOn()</text:span></text:p>
              </text:list-item>
              <text:list-item>
                <text:p>RxJava available for Java 6</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Jav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18">Source Code and Slides on Github:</text:span><text:span text:style-name="T18"><text:line-break/></text:span><text:span text:style-name="T18"><text:a xlink:href="https://github.com/hermannhueck/reactive-mongo-access" xlink:type="simple">https://github.com/hermannhueck/reactive-mongo-access</text:a></text:span></text:p>
              </text:list-item>
              <text:list-item>
                <text:p><text:span text:style-name="T18">Slides on SlideShare:</text:span><text:span text:style-name="T18"><text:line-break/></text:span><text:span text:style-name="T18"><text:a xlink:href="http://de.slideshare.net/hermannhueck/reactive-access-to-mongodb-from-java-8" xlink:type="simple">http://de.slideshare.net/hermannhueck/reactive-access-to-mongodb-from-java-8</text:a></text:span></text:p>
              </text:list-item>
              <text:list-item>
                <text:p><text:span text:style-name="T18">Authors XING Profile:</text:span><text:span text:style-name="T18"><text:line-break/></text:span><text:span text:style-name="T18"><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Overview of Java drivers for MongoDB:</text:span><text:span text:style-name="T18"><text:line-break/></text:span><text:span text:style-name="T18"><text:a xlink:href="https://docs.mongodb.com/ecosystem/drivers/java/" xlink:type="simple">https://docs.mongodb.com/ecosystem/drivers/java/</text:a></text:span></text:p>
              </text:list-item>
              <text:list-item>
                <text:p><text:span text:style-name="T18">Sync driver:</text:span><text:span text:style-name="T18"><text:line-break/></text:span><text:span text:style-name="T18"><text:a xlink:href="https://mongodb.github.io/mongo-java-driver/3.3/" xlink:type="simple">https://mongodb.github.io/mongo-java-driver/3.3/</text:a></text:span></text:p>
              </text:list-item>
              <text:list-item>
                <text:p><text:span text:style-name="T18">Async driver:</text:span><text:span text:style-name="T18"><text:line-break/></text:span><text:span text:style-name="T18"><text:a xlink:href="https://mongodb.github.io/mongo-java-driver/3.3/driver-async/" xlink:type="simple">https://mongodb.github.io/mongo-java-driver/3.3/driver-async/</text:a></text:span></text:p>
              </text:list-item>
              <text:list-item>
                <text:p><text:span text:style-name="T18">How the RxJava driver and the Reactive Streams driver wrap the async driver:</text:span><text:span text:style-name="T18"><text:line-break/></text:span><text:span text:style-name="T18"><text:a xlink:href="https://mongodb.github.io/mongo-java-driver/3.3/driver-async/reference/observables/" xlink:type="simple">https://mongodb.github.io/mongo-java-driver/3.3/driver-async/reference/observables/</text:a></text:span></text:p>
              </text:list-item>
              <text:list-item>
                <text:p><text:span text:style-name="T18">RxJava driver:</text:span><text:span text:style-name="T18"><text:line-break/></text:span><text:span text:style-name="T18"><text:a xlink:href="https://mongodb.github.io/mongo-java-driver-rx/1.2/" xlink:type="simple">https://mongodb.github.io/mongo-java-driver-rx/1.2/</text:a></text:span></text:p>
              </text:list-item>
              <text:list-item>
                <text:p><text:span text:style-name="T18">Reactive Streams driver:</text:span><text:span text:style-name="T18"><text:line-break/></text:span><text:span text:style-name="T18"><text:a xlink:href="https://mongodb.github.io/mongo-java-driver-reactivestreams/1.2/" xlink:type="simple">https://mongodb.github.io/mongo-java-driver-reactivestreams/1.2/</text:a></text:span></text:p>
              </text:list-item>
              <text:list-item>
                <text:p><text:span text:style-name="T18">Morphia Driver:</text:span><text:span text:style-name="T18"><text:line-break/></text:span><text:span text:style-name="T18"><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7" draw:text-style-name="P25" draw:layer="layout" svg:width="25.199cm" svg:height="3.506cm" svg:x="1.4cm" svg:y="0.837cm" presentation:class="title">
          <draw:text-box>
            <text:p><text:span text:style-name="T2">Resources – </text:span><text:span text:style-name="T60">Immutables + Avoiding null</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Immutables:</text:span><text:span text:style-name="T18"><text:line-break/></text:span><text:span text:style-name="T8"><text:a xlink:href="https://immutables.github.io/" xlink:type="simple">https://immutables.github.io/</text:a></text:span></text:p>
              </text:list-item>
              <text:list-item>
                <text:p><text:span text:style-name="T18">Using and avoiding null:</text:span><text:span text:style-name="T18"><text:line-break/></text:span><text:span text:style-name="T18"><text:a xlink:href="https://github.com/google/guava/wiki/UsingAndAvoidingNullExplained" xlink:type="simple">https://github.com/google/guava/wiki/UsingAndAvoidingNullExplained</text:a></text:span></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ext:span text:style-name="T29">CompletableFuture</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Angelika Langner‘s talk on Java 8 concurrency and </text:span><text:span text:style-name="T91">CompletableFuture</text:span><text:span text:style-name="T18">:</text:span><text:span text:style-name="T18"><text:line-break/></text:span><text:span text:style-name="T8"><text:a xlink:href="https://www.youtube.com/watch?v=Q_0_1mKTlnY" xlink:type="simple">https://www.youtube.com/watch?v=Q_0_1mKTlnY</text:a></text:span></text:p>
              </text:list-item>
              <text:list-item>
                <text:p><text:span text:style-name="T91">CompletableFuture</text:span><text:span text:style-name="T18"> JavaDoc:</text:span><text:span text:style-name="T18"><text:line-break/></text:span><text:span text:style-name="T18"><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ReactiveX:</text:span><text:span text:style-name="T18"><text:line-break/></text:span><text:span text:style-name="T18"><text:a xlink:href="http://reactivex.io/intro.html" xlink:type="simple">http://reactivex.io/intro.html</text:a></text:span></text:p>
              </text:list-item>
              <text:list-item>
                <text:p><text:span text:style-name="T18">RxJava Wiki:</text:span><text:span text:style-name="T18"><text:line-break/></text:span><text:span text:style-name="T18"><text:a xlink:href="https://github.com/ReactiveX/RxJava/wiki" xlink:type="simple">https://github.com/ReactiveX/RxJava/wiki</text:a></text:span></text:p>
              </text:list-item>
              <text:list-item>
                <text:p><text:span text:style-name="T18">Nice Intro to RxJava by Dan Lev:</text:span><text:span text:style-name="T18"><text:line-break/></text:span><text:span text:style-name="T18"><text:a xlink:href="http://blog.danlew.net/2014/09/15/grokking-rxjava-part-1/" xlink:type="simple">http://blog.danlew.net/2014/09/15/grokking-rxjava-part-1/</text:a></text:span></text:p>
              </text:list-item>
              <text:list-item>
                <text:p><text:span text:style-name="T18">RxJava- Understanding observeOn() and subscribeOn() by Thomas Nield:</text:span><text:span text:style-name="T18"><text:line-break/></text:span><text:span text:style-name="T18"><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2"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Reactive Streams:</text:span><text:span text:style-name="T18"><text:line-break/></text:span><text:span text:style-name="T18"><text:a xlink:href="http://www.reactive-streams.org/" xlink:type="simple">http://www.reactive-streams.org/</text:a></text:span></text:p>
              </text:list-item>
              <text:list-item>
                <text:p><text:span text:style-name="T18">Current implementations of Reactive Streams:</text:span><text:span text:style-name="T18"><text:line-break/></text:span><text:span text:style-name="T18"><text:a xlink:href="http://www.reactive-streams.org/announce-1.0.0" xlink:type="simple">http://www.reactive-streams.org/announce-1.0.0</text:a></text:span></text:p>
              </text:list-item>
              <text:list-item>
                <text:p><text:span text:style-name="T18">RxJava to Reactive Streams conversion library:</text:span><text:span text:style-name="T18"><text:line-break/></text:span><text:span text:style-name="T18"><text:a xlink:href="https://github.com/ReactiveX/RxJavaReactiveStreams" xlink:type="simple">https://github.com/ReactiveX/RxJavaReactiveStreams</text:a></text:span></text:p>
              </text:list-item>
              <text:list-item>
                <text:p><text:span text:style-name="T18">Akka (2.4.8) Documentation for Java 8:</text:span><text:span text:style-name="T18"><text:line-break/></text:span><text:span text:style-name="T18"><text:a xlink:href="http://doc.akka.io/docs/akka/2.4.8/java.html" xlink:type="simple">http://doc.akka.io/docs/akka/2.4.8/java.html</text:a></text:span></text:p>
              </text:list-item>
              <text:list-item>
                <text:p><text:span text:style-name="T18">The Reactive Manifesto:</text:span><text:span text:style-name="T18"><text:line-break/></text:span><text:span text:style-name="T18"><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5" presentation:class="page"/>
          <draw:frame presentation:style-name="pr8" draw:text-style-name="P9" draw:layer="layout" svg:width="16.799cm" svg:height="13.364cm" svg:x="2.1cm" svg:y="14.107cm" presentation:class="notes" presentation:placeholder="true">
            <draw:text-box/>
          </draw:frame>
        </presentation:notes>
      </draw:page>
      <draw:page draw:name="page56"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2">Thanks for your attention!</text:span></text:p>
          </draw:text-box>
        </draw:frame>
        <presentation:notes draw:style-name="dp2">
          <draw:page-thumbnail draw:style-name="gr1" draw:layer="layout" svg:width="14.848cm" svg:height="11.136cm" svg:x="3.075cm" svg:y="2.257cm" draw:page-number="56" presentation:class="page"/>
          <draw:frame presentation:style-name="pr3" draw:text-style-name="P9" draw:layer="layout" svg:width="16.799cm" svg:height="13.364cm" svg:x="2.1cm" svg:y="14.107cm" presentation:class="notes" presentation:placeholder="true">
            <draw:text-box/>
          </draw:frame>
        </presentation:notes>
      </draw:page>
      <draw:page draw:name="page57"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2">Q &amp; A</text:span></text:p>
          </draw:text-box>
        </draw:frame>
        <presentation:notes draw:style-name="dp2">
          <draw:page-thumbnail draw:style-name="gr1" draw:layer="layout" svg:width="14.848cm" svg:height="11.136cm" svg:x="3.075cm" svg:y="2.257cm" draw:page-number="57"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9-21T18:57:53.987103000</dc:date>
    <dc:creator>Hermann Hueck</dc:creator>
    <meta:editing-duration>P1DT6M41S</meta:editing-duration>
    <meta:editing-cycles>151</meta:editing-cycles>
    <meta:document-statistic meta:object-count="259"/>
  </office:meta>
</office:document-meta>
</file>